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default-cell-style-name="ce5"/>
        <table:table-column table:style-name="co2" table:number-columns-repeated="1012" table:default-cell-style-name="ce5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Default" table:number-columns-repeated="3"/>
          <table:table-cell table:style-name="ce1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" table:number-columns-repeated="6"/>
          <table:table-cell table:style-name="ce2" table:number-columns-repeated="4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3"/>
          <table:table-cell table:style-name="ce1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8.981056" calcext:value-type="float">
            <text:p>28.981056</text:p>
          </table:table-cell>
          <table:table-cell table:style-name="ce1" office:value-type="float" office:value="4.8929" calcext:value-type="float">
            <text:p>4.8929</text:p>
          </table:table-cell>
          <table:table-cell table:style-name="ce1" office:value-type="float" office:value="4.1444" calcext:value-type="float">
            <text:p>4.1444</text:p>
          </table:table-cell>
          <table:table-cell table:style-name="ce1" office:value-type="float" office:value="4.2373" calcext:value-type="float">
            <text:p>4.2373</text:p>
          </table:table-cell>
          <table:table-cell table:style-name="ce1" office:value-type="float" office:value="3.297" calcext:value-type="float">
            <text:p>3.297</text:p>
          </table:table-cell>
          <table:table-cell table:style-name="ce1" office:value-type="float" office:value="156.94" calcext:value-type="float">
            <text:p>156.94</text:p>
          </table:table-cell>
          <table:table-cell table:style-name="ce1" office:value-type="float" office:value="42.358" calcext:value-type="float">
            <text:p>42.358</text:p>
          </table:table-cell>
          <table:table-cell table:style-name="Default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024" calcext:value-type="percentage">
            <text:p>90.24%</text:p>
          </table:table-cell>
          <table:table-cell table:style-name="ce12" office:value-type="percentage" office:value="0.1562" calcext:value-type="percentage">
            <text:p>15.62%</text:p>
          </table:table-cell>
          <table:table-cell table:style-name="ce1" table:number-columns-repeated="14"/>
          <table:table-cell table:style-name="Default" table:number-columns-repeated="3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42.112064" calcext:value-type="float">
            <text:p>42.112064</text:p>
          </table:table-cell>
          <table:table-cell table:style-name="ce1" office:value-type="float" office:value="4.9182" calcext:value-type="float">
            <text:p>4.9182</text:p>
          </table:table-cell>
          <table:table-cell table:style-name="ce1" office:value-type="float" office:value="4.1597" calcext:value-type="float">
            <text:p>4.1597</text:p>
          </table:table-cell>
          <table:table-cell table:style-name="ce1" office:value-type="float" office:value="4.3366" calcext:value-type="float">
            <text:p>4.3366</text:p>
          </table:table-cell>
          <table:table-cell table:style-name="ce1" office:value-type="float" office:value="15.845" calcext:value-type="float">
            <text:p>15.845</text:p>
          </table:table-cell>
          <table:table-cell table:style-name="ce1" office:value-type="float" office:value="235.37" calcext:value-type="float">
            <text:p>235.37</text:p>
          </table:table-cell>
          <table:table-cell table:style-name="ce1" office:value-type="float" office:value="40.269" calcext:value-type="float">
            <text:p>40.269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73" calcext:value-type="percentage">
            <text:p>87.30%</text:p>
          </table:table-cell>
          <table:table-cell table:style-name="ce6" office:value-type="percentage" office:value="0.1562" calcext:value-type="percentage">
            <text:p>15.62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31.391199" calcext:value-type="float">
            <text:p>31.391199</text:p>
          </table:table-cell>
          <table:table-cell table:style-name="ce1" office:value-type="float" office:value="4.9658" calcext:value-type="float">
            <text:p>4.9658</text:p>
          </table:table-cell>
          <table:table-cell table:style-name="ce1" office:value-type="float" office:value="4.2612" calcext:value-type="float">
            <text:p>4.2612</text:p>
          </table:table-cell>
          <table:table-cell table:style-name="ce1" office:value-type="float" office:value="4.3511" calcext:value-type="float">
            <text:p>4.3511</text:p>
          </table:table-cell>
          <table:table-cell table:style-name="ce1" office:value-type="float" office:value="19.559" calcext:value-type="float">
            <text:p>19.559</text:p>
          </table:table-cell>
          <table:table-cell table:style-name="ce1" office:value-type="float" office:value="168.63" calcext:value-type="float">
            <text:p>168.63</text:p>
          </table:table-cell>
          <table:table-cell table:style-name="ce1" office:value-type="float" office:value="41.262" calcext:value-type="float">
            <text:p>41.262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757" calcext:value-type="percentage">
            <text:p>87.57%</text:p>
          </table:table-cell>
          <table:table-cell table:style-name="ce12" office:value-type="percentage" office:value="0.0468" calcext:value-type="percentage">
            <text:p>4.68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33.562016" calcext:value-type="float">
            <text:p>33.562016</text:p>
          </table:table-cell>
          <table:table-cell table:style-name="ce1" office:value-type="float" office:value="4.8553" calcext:value-type="float">
            <text:p>4.8553</text:p>
          </table:table-cell>
          <table:table-cell table:style-name="ce1" office:value-type="float" office:value="4.2966" calcext:value-type="float">
            <text:p>4.2966</text:p>
          </table:table-cell>
          <table:table-cell table:style-name="ce1" office:value-type="float" office:value="4.2974" calcext:value-type="float">
            <text:p>4.2974</text:p>
          </table:table-cell>
          <table:table-cell table:style-name="ce1" office:value-type="float" office:value="17.095" calcext:value-type="float">
            <text:p>17.095</text:p>
          </table:table-cell>
          <table:table-cell table:style-name="ce1" office:value-type="float" office:value="209.39" calcext:value-type="float">
            <text:p>209.39</text:p>
          </table:table-cell>
          <table:table-cell table:style-name="ce1" office:value-type="float" office:value="52.599" calcext:value-type="float">
            <text:p>52.599</text:p>
          </table:table-cell>
          <table:table-cell table:style-name="ce1" table:number-columns-repeated="4"/>
          <table:table-cell table:style-name="ce6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 table:number-columns-repeated="3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32.723934" calcext:value-type="float">
            <text:p>32.723934</text:p>
          </table:table-cell>
          <table:table-cell table:style-name="ce1" office:value-type="float" office:value="4.9442" calcext:value-type="float">
            <text:p>4.9442</text:p>
          </table:table-cell>
          <table:table-cell table:style-name="ce1" office:value-type="float" office:value="4.3454" calcext:value-type="float">
            <text:p>4.3454</text:p>
          </table:table-cell>
          <table:table-cell table:style-name="ce1" office:value-type="float" office:value="4.2765" calcext:value-type="float">
            <text:p>4.2765</text:p>
          </table:table-cell>
          <table:table-cell table:style-name="ce1" office:value-type="float" office:value="16.805" calcext:value-type="float">
            <text:p>16.805</text:p>
          </table:table-cell>
          <table:table-cell table:style-name="ce1" office:value-type="float" office:value="206.18" calcext:value-type="float">
            <text:p>206.18</text:p>
          </table:table-cell>
          <table:table-cell table:style-name="ce1" office:value-type="float" office:value="128.16" calcext:value-type="float">
            <text:p>128.16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35.267841" calcext:value-type="float">
            <text:p>35.267841</text:p>
          </table:table-cell>
          <table:table-cell table:style-name="ce1" office:value-type="float" office:value="4.817" calcext:value-type="float">
            <text:p>4.817</text:p>
          </table:table-cell>
          <table:table-cell table:style-name="ce1" office:value-type="float" office:value="4.3158" calcext:value-type="float">
            <text:p>4.3158</text:p>
          </table:table-cell>
          <table:table-cell table:style-name="ce1" office:value-type="float" office:value="4.2416" calcext:value-type="float">
            <text:p>4.2416</text:p>
          </table:table-cell>
          <table:table-cell table:style-name="ce1" office:value-type="float" office:value="13.031" calcext:value-type="float">
            <text:p>13.031</text:p>
          </table:table-cell>
          <table:table-cell table:style-name="ce1" office:value-type="float" office:value="120.89" calcext:value-type="float">
            <text:p>120.89</text:p>
          </table:table-cell>
          <table:table-cell table:style-name="ce1" office:value-type="float" office:value="38.217" calcext:value-type="float">
            <text:p>38.217</text:p>
          </table:table-cell>
          <table:table-cell table:style-name="ce1" table:number-columns-repeated="22"/>
          <table:table-cell table:style-name="ce2"/>
          <table:table-cell table:style-name="ce1" table:number-columns-repeated="14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33.649601" calcext:value-type="float">
            <text:p>33.649601</text:p>
          </table:table-cell>
          <table:table-cell table:style-name="ce2" office:value-type="float" office:value="4.8793" calcext:value-type="float">
            <text:p>4.8793</text:p>
          </table:table-cell>
          <table:table-cell table:style-name="ce2" office:value-type="float" office:value="4.3926" calcext:value-type="float">
            <text:p>4.3926</text:p>
          </table:table-cell>
          <table:table-cell table:style-name="ce1" office:value-type="float" office:value="4.3066" calcext:value-type="float">
            <text:p>4.3066</text:p>
          </table:table-cell>
          <table:table-cell table:style-name="ce1" office:value-type="float" office:value="12.325" calcext:value-type="float">
            <text:p>12.325</text:p>
          </table:table-cell>
          <table:table-cell table:style-name="ce1" office:value-type="float" office:value="207.05" calcext:value-type="float">
            <text:p>207.05</text:p>
          </table:table-cell>
          <table:table-cell table:style-name="ce1" office:value-type="float" office:value="108.84" calcext:value-type="float">
            <text:p>108.84</text:p>
          </table:table-cell>
          <table:table-cell table:style-name="Default" table:number-columns-repeated="4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31.576704" calcext:value-type="float">
            <text:p>31.576704</text:p>
          </table:table-cell>
          <table:table-cell table:style-name="ce1" office:value-type="float" office:value="4.8047" calcext:value-type="float">
            <text:p>4.8047</text:p>
          </table:table-cell>
          <table:table-cell table:style-name="ce1" office:value-type="float" office:value="4.354" calcext:value-type="float">
            <text:p>4.354</text:p>
          </table:table-cell>
          <table:table-cell table:style-name="ce1" office:value-type="float" office:value="4.1763" calcext:value-type="float">
            <text:p>4.1763</text:p>
          </table:table-cell>
          <table:table-cell table:style-name="ce1" office:value-type="float" office:value="16.585" calcext:value-type="float">
            <text:p>16.585</text:p>
          </table:table-cell>
          <table:table-cell table:style-name="ce1" office:value-type="float" office:value="250.37" calcext:value-type="float">
            <text:p>250.37</text:p>
          </table:table-cell>
          <table:table-cell table:style-name="ce1" office:value-type="float" office:value="127.25" calcext:value-type="float">
            <text:p>127.25</text:p>
          </table:table-cell>
          <table:table-cell table:style-name="Default" table:number-columns-repeated="4"/>
          <table:table-cell table:style-name="ce1" table:number-columns-repeated="17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31.886721" calcext:value-type="float">
            <text:p>31.886721</text:p>
          </table:table-cell>
          <table:table-cell table:style-name="ce2" office:value-type="float" office:value="4.9397" calcext:value-type="float">
            <text:p>4.9397</text:p>
          </table:table-cell>
          <table:table-cell table:style-name="ce2" office:value-type="float" office:value="4.2988" calcext:value-type="float">
            <text:p>4.2988</text:p>
          </table:table-cell>
          <table:table-cell table:style-name="ce2" office:value-type="float" office:value="4.3253" calcext:value-type="float">
            <text:p>4.3253</text:p>
          </table:table-cell>
          <table:table-cell table:style-name="ce2" office:value-type="float" office:value="17.255" calcext:value-type="float">
            <text:p>17.255</text:p>
          </table:table-cell>
          <table:table-cell table:style-name="ce2" office:value-type="float" office:value="207.7" calcext:value-type="float">
            <text:p>207.7</text:p>
          </table:table-cell>
          <table:table-cell table:style-name="ce1" office:value-type="float" office:value="41.423" calcext:value-type="float">
            <text:p>41.423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31.517759" calcext:value-type="float">
            <text:p>31.517759</text:p>
          </table:table-cell>
          <table:table-cell table:style-name="ce2" office:value-type="float" office:value="4.8867" calcext:value-type="float">
            <text:p>4.8867</text:p>
          </table:table-cell>
          <table:table-cell table:style-name="ce2" office:value-type="float" office:value="4.1615" calcext:value-type="float">
            <text:p>4.1615</text:p>
          </table:table-cell>
          <table:table-cell table:style-name="ce2" office:value-type="float" office:value="4.3936" calcext:value-type="float">
            <text:p>4.3936</text:p>
          </table:table-cell>
          <table:table-cell table:style-name="ce2" office:value-type="float" office:value="12.195" calcext:value-type="float">
            <text:p>12.195</text:p>
          </table:table-cell>
          <table:table-cell table:style-name="ce2" office:value-type="float" office:value="205.04" calcext:value-type="float">
            <text:p>205.04</text:p>
          </table:table-cell>
          <table:table-cell table:style-name="ce1" office:value-type="float" office:value="41.007" calcext:value-type="float">
            <text:p>41.007</text:p>
          </table:table-cell>
          <table:table-cell table:style-name="Default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32.330273" calcext:value-type="float">
            <text:p>32.330273</text:p>
          </table:table-cell>
          <table:table-cell table:style-name="ce2" office:value-type="float" office:value="4.8614" calcext:value-type="float">
            <text:p>4.8614</text:p>
          </table:table-cell>
          <table:table-cell table:style-name="ce2" office:value-type="float" office:value="4.243" calcext:value-type="float">
            <text:p>4.243</text:p>
          </table:table-cell>
          <table:table-cell table:style-name="ce2" office:value-type="float" office:value="4.346" calcext:value-type="float">
            <text:p>4.346</text:p>
          </table:table-cell>
          <table:table-cell table:style-name="ce2" office:value-type="float" office:value="16.676" calcext:value-type="float">
            <text:p>16.676</text:p>
          </table:table-cell>
          <table:table-cell table:style-name="ce2" office:value-type="float" office:value="205.11" calcext:value-type="float">
            <text:p>205.11</text:p>
          </table:table-cell>
          <table:table-cell table:style-name="ce2" office:value-type="float" office:value="38.283" calcext:value-type="float">
            <text:p>38.283</text:p>
          </table:table-cell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32.207775" calcext:value-type="float">
            <text:p>32.207775</text:p>
          </table:table-cell>
          <table:table-cell table:style-name="ce2" office:value-type="float" office:value="4.8715" calcext:value-type="float">
            <text:p>4.8715</text:p>
          </table:table-cell>
          <table:table-cell table:style-name="ce2" office:value-type="float" office:value="4.3362" calcext:value-type="float">
            <text:p>4.3362</text:p>
          </table:table-cell>
          <table:table-cell table:style-name="ce2" office:value-type="float" office:value="4.2142" calcext:value-type="float">
            <text:p>4.2142</text:p>
          </table:table-cell>
          <table:table-cell table:style-name="ce2" office:value-type="float" office:value="15.652" calcext:value-type="float">
            <text:p>15.652</text:p>
          </table:table-cell>
          <table:table-cell table:style-name="ce2" office:value-type="float" office:value="209.96" calcext:value-type="float">
            <text:p>209.96</text:p>
          </table:table-cell>
          <table:table-cell table:style-name="ce2" office:value-type="float" office:value="40.906" calcext:value-type="float">
            <text:p>40.906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35.037922" calcext:value-type="float">
            <text:p>35.037922</text:p>
          </table:table-cell>
          <table:table-cell table:style-name="ce2" office:value-type="float" office:value="4.878" calcext:value-type="float">
            <text:p>4.878</text:p>
          </table:table-cell>
          <table:table-cell table:style-name="ce2" office:value-type="float" office:value="4.3642" calcext:value-type="float">
            <text:p>4.3642</text:p>
          </table:table-cell>
          <table:table-cell table:style-name="ce2" office:value-type="float" office:value="4.3687" calcext:value-type="float">
            <text:p>4.3687</text:p>
          </table:table-cell>
          <table:table-cell table:style-name="ce2" office:value-type="float" office:value="14.406" calcext:value-type="float">
            <text:p>14.406</text:p>
          </table:table-cell>
          <table:table-cell table:style-name="ce2" office:value-type="float" office:value="208.24" calcext:value-type="float">
            <text:p>208.24</text:p>
          </table:table-cell>
          <table:table-cell table:style-name="ce2" office:value-type="float" office:value="37.454" calcext:value-type="float">
            <text:p>37.454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30.597759" calcext:value-type="float">
            <text:p>30.597759</text:p>
          </table:table-cell>
          <table:table-cell table:style-name="ce2" office:value-type="float" office:value="4.9293" calcext:value-type="float">
            <text:p>4.9293</text:p>
          </table:table-cell>
          <table:table-cell table:style-name="ce2" office:value-type="float" office:value="4.3099" calcext:value-type="float">
            <text:p>4.3099</text:p>
          </table:table-cell>
          <table:table-cell table:style-name="ce2" office:value-type="float" office:value="4.3376" calcext:value-type="float">
            <text:p>4.3376</text:p>
          </table:table-cell>
          <table:table-cell table:style-name="ce2" office:value-type="float" office:value="12.324" calcext:value-type="float">
            <text:p>12.324</text:p>
          </table:table-cell>
          <table:table-cell table:style-name="ce2" office:value-type="float" office:value="250.46" calcext:value-type="float">
            <text:p>250.46</text:p>
          </table:table-cell>
          <table:table-cell table:style-name="ce2" office:value-type="float" office:value="114.42" calcext:value-type="float">
            <text:p>114.42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34.398655" calcext:value-type="float">
            <text:p>34.398655</text:p>
          </table:table-cell>
          <table:table-cell table:style-name="ce2" office:value-type="float" office:value="4.9027" calcext:value-type="float">
            <text:p>4.9027</text:p>
          </table:table-cell>
          <table:table-cell table:style-name="ce2" office:value-type="float" office:value="4.379" calcext:value-type="float">
            <text:p>4.379</text:p>
          </table:table-cell>
          <table:table-cell table:style-name="ce2" office:value-type="float" office:value="4.268" calcext:value-type="float">
            <text:p>4.268</text:p>
          </table:table-cell>
          <table:table-cell table:style-name="ce2" office:value-type="float" office:value="14.117" calcext:value-type="float">
            <text:p>14.117</text:p>
          </table:table-cell>
          <table:table-cell table:style-name="ce2" office:value-type="float" office:value="164.6" calcext:value-type="float">
            <text:p>164.6</text:p>
          </table:table-cell>
          <table:table-cell table:style-name="ce2" office:value-type="float" office:value="41.007" calcext:value-type="float">
            <text:p>41.007</text:p>
          </table:table-cell>
          <table:table-cell table:style-name="Default" table:number-columns-repeated="4"/>
          <table:table-cell table:style-name="ce2" table:number-columns-repeated="7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32.863838" calcext:value-type="float">
            <text:p>32.863838</text:p>
          </table:table-cell>
          <table:table-cell table:style-name="ce1" office:value-type="float" office:value="4.8111" calcext:value-type="float">
            <text:p>4.8111</text:p>
          </table:table-cell>
          <table:table-cell table:style-name="ce1" office:value-type="float" office:value="4.2756" calcext:value-type="float">
            <text:p>4.2756</text:p>
          </table:table-cell>
          <table:table-cell table:style-name="ce1" office:value-type="float" office:value="4.2923" calcext:value-type="float">
            <text:p>4.2923</text:p>
          </table:table-cell>
          <table:table-cell table:style-name="ce1" office:value-type="float" office:value="13.125" calcext:value-type="float">
            <text:p>13.125</text:p>
          </table:table-cell>
          <table:table-cell table:style-name="ce1" office:value-type="float" office:value="211.33" calcext:value-type="float">
            <text:p>211.33</text:p>
          </table:table-cell>
          <table:table-cell table:style-name="ce2" office:value-type="float" office:value="110.69" calcext:value-type="float">
            <text:p>110.69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31.271328" calcext:value-type="float">
            <text:p>31.271328</text:p>
          </table:table-cell>
          <table:table-cell table:style-name="ce1" office:value-type="float" office:value="4.925" calcext:value-type="float">
            <text:p>4.925</text:p>
          </table:table-cell>
          <table:table-cell table:style-name="ce1" office:value-type="float" office:value="4.326" calcext:value-type="float">
            <text:p>4.326</text:p>
          </table:table-cell>
          <table:table-cell table:style-name="ce1" office:value-type="float" office:value="4.2647" calcext:value-type="float">
            <text:p>4.2647</text:p>
          </table:table-cell>
          <table:table-cell table:style-name="ce1" office:value-type="float" office:value="16.647" calcext:value-type="float">
            <text:p>16.647</text:p>
          </table:table-cell>
          <table:table-cell table:style-name="ce1" office:value-type="float" office:value="208.75" calcext:value-type="float">
            <text:p>208.75</text:p>
          </table:table-cell>
          <table:table-cell table:style-name="ce2" office:value-type="float" office:value="35.795" calcext:value-type="float">
            <text:p>35.795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5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36.027039" calcext:value-type="float">
            <text:p>36.027039</text:p>
          </table:table-cell>
          <table:table-cell table:style-name="ce1" office:value-type="float" office:value="4.9563" calcext:value-type="float">
            <text:p>4.9563</text:p>
          </table:table-cell>
          <table:table-cell table:style-name="ce1" office:value-type="float" office:value="4.1955" calcext:value-type="float">
            <text:p>4.1955</text:p>
          </table:table-cell>
          <table:table-cell table:style-name="ce1" office:value-type="float" office:value="4.3217" calcext:value-type="float">
            <text:p>4.3217</text:p>
          </table:table-cell>
          <table:table-cell table:style-name="ce1" office:value-type="float" office:value="16.36" calcext:value-type="float">
            <text:p>16.36</text:p>
          </table:table-cell>
          <table:table-cell table:style-name="ce1" office:value-type="float" office:value="245.66" calcext:value-type="float">
            <text:p>245.66</text:p>
          </table:table-cell>
          <table:table-cell table:style-name="ce1" office:value-type="float" office:value="112.69" calcext:value-type="float">
            <text:p>112.69</text:p>
          </table:table-cell>
          <table:table-cell table:style-name="Default" table:number-columns-repeated="4"/>
          <table:table-cell table:style-name="ce1" table:number-columns-repeated="17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33.575233" calcext:value-type="float">
            <text:p>33.575233</text:p>
          </table:table-cell>
          <table:table-cell table:style-name="ce1" office:value-type="float" office:value="4.8123" calcext:value-type="float">
            <text:p>4.8123</text:p>
          </table:table-cell>
          <table:table-cell table:style-name="ce1" office:value-type="float" office:value="4.244" calcext:value-type="float">
            <text:p>4.244</text:p>
          </table:table-cell>
          <table:table-cell table:style-name="ce1" office:value-type="float" office:value="4.2858" calcext:value-type="float">
            <text:p>4.2858</text:p>
          </table:table-cell>
          <table:table-cell table:style-name="ce1" office:value-type="float" office:value="12.677" calcext:value-type="float">
            <text:p>12.677</text:p>
          </table:table-cell>
          <table:table-cell table:style-name="ce1" office:value-type="float" office:value="206.02" calcext:value-type="float">
            <text:p>206.02</text:p>
          </table:table-cell>
          <table:table-cell office:value-type="float" office:value="40.748" calcext:value-type="float">
            <text:p>40.748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32.310719" calcext:value-type="float">
            <text:p>32.310719</text:p>
          </table:table-cell>
          <table:table-cell table:style-name="ce1" office:value-type="float" office:value="4.8141" calcext:value-type="float">
            <text:p>4.8141</text:p>
          </table:table-cell>
          <table:table-cell table:style-name="ce1" office:value-type="float" office:value="4.2779" calcext:value-type="float">
            <text:p>4.2779</text:p>
          </table:table-cell>
          <table:table-cell table:style-name="ce1" office:value-type="float" office:value="4.3258" calcext:value-type="float">
            <text:p>4.3258</text:p>
          </table:table-cell>
          <table:table-cell table:style-name="ce1" office:value-type="float" office:value="17.448" calcext:value-type="float">
            <text:p>17.448</text:p>
          </table:table-cell>
          <table:table-cell table:style-name="ce1" office:value-type="float" office:value="207.22" calcext:value-type="float">
            <text:p>207.22</text:p>
          </table:table-cell>
          <table:table-cell office:value-type="float" office:value="114.89" calcext:value-type="float">
            <text:p>114.89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33.1644718" calcext:value-type="float">
            <text:p>33.1644718</text:p>
          </table:table-cell>
          <table:table-cell table:style-name="ce3" table:formula="of:=AVERAGE([.C5:.C24])" office:value-type="float" office:value="4.883275" calcext:value-type="float">
            <text:p>4.883275</text:p>
          </table:table-cell>
          <table:table-cell table:style-name="ce3" table:formula="of:=AVERAGE([.D5:.D24])" office:value-type="float" office:value="4.284065" calcext:value-type="float">
            <text:p>4.284065</text:p>
          </table:table-cell>
          <table:table-cell table:style-name="ce3" table:formula="of:=AVERAGE([.E5:.E24])" office:value-type="float" office:value="4.298355" calcext:value-type="float">
            <text:p>4.298355</text:p>
          </table:table-cell>
          <table:table-cell table:style-name="ce3" table:formula="of:=AVERAGE([.F5:.F24])/1000" office:value-type="float" office:value="0.0146712" calcext:value-type="float">
            <text:p>0.0146712</text:p>
          </table:table-cell>
          <table:table-cell table:style-name="ce3" table:formula="of:=AVERAGE([.G5:.G24])/1000" office:value-type="float" office:value="0.2042455" calcext:value-type="float">
            <text:p>0.2042455</text:p>
          </table:table-cell>
          <table:table-cell table:style-name="ce3" table:formula="of:=AVERAGE([.H5:.H24])/1000000" office:value-type="float" office:value="0.0000674134" calcext:value-type="float">
            <text:p>6.74134E-05</text:p>
          </table:table-cell>
          <table:table-cell table:style-name="Default" table:number-columns-repeated="4"/>
          <table:table-cell table:style-name="ce1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2.70068502916636" calcext:value-type="float">
            <text:p>2.7006850292</text:p>
          </table:table-cell>
          <table:table-cell table:style-name="ce3" table:formula="of:=STDEV([.C5:.C24])" office:value-type="float" office:value="0.0521339658450883" calcext:value-type="float">
            <text:p>0.0521339658</text:p>
          </table:table-cell>
          <table:table-cell table:style-name="ce3" table:formula="of:=STDEV([.D5:.D24])" office:value-type="float" office:value="0.0740395788537597" calcext:value-type="float">
            <text:p>0.0740395789</text:p>
          </table:table-cell>
          <table:table-cell table:style-name="ce3" table:formula="of:=STDEV([.E5:.E24])" office:value-type="float" office:value="0.0542035391639212" calcext:value-type="float">
            <text:p>0.0542035392</text:p>
          </table:table-cell>
          <table:table-cell table:style-name="ce3" table:formula="of:=STDEV([.F5:.F24])/1000" office:value-type="float" office:value="0.0034138717424186" calcext:value-type="float">
            <text:p>0.0034138717</text:p>
          </table:table-cell>
          <table:table-cell table:style-name="ce3" table:formula="of:=STDEV([.G5:.G24])/1000" office:value-type="float" office:value="0.0317521638674147" calcext:value-type="float">
            <text:p>0.0317521639</text:p>
          </table:table-cell>
          <table:table-cell table:style-name="ce3" table:formula="of:=STDEV([.H5:.H24])/1000000" office:value-type="float" office:value="0.0000375031571055586" calcext:value-type="float">
            <text:p>3.75031571055586E-05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8.14330783090103" calcext:value-type="float">
            <text:p>8.1433078309</text:p>
          </table:table-cell>
          <table:table-cell table:style-name="ce3" table:formula="of:=([.C27]/[.C26])*100" office:value-type="float" office:value="1.06760249719887" calcext:value-type="float">
            <text:p>1.0676024972</text:p>
          </table:table-cell>
          <table:table-cell table:style-name="ce3" table:formula="of:=([.D27]/[.D26])*100" office:value-type="float" office:value="1.72825526348829" calcext:value-type="float">
            <text:p>1.7282552635</text:p>
          </table:table-cell>
          <table:table-cell table:style-name="ce3" table:formula="of:=([.E27]/[.E26])*100" office:value-type="float" office:value="1.26102983964612" calcext:value-type="float">
            <text:p>1.2610298396</text:p>
          </table:table-cell>
          <table:table-cell table:style-name="ce3" table:formula="of:=([.F27]/[.F26])*100" office:value-type="float" office:value="23.2692059437442" calcext:value-type="float">
            <text:p>23.2692059437</text:p>
          </table:table-cell>
          <table:table-cell table:style-name="ce3" table:formula="of:=([.G27]/[.G26])*100" office:value-type="float" office:value="15.5460775720467" calcext:value-type="float">
            <text:p>15.546077572</text:p>
          </table:table-cell>
          <table:table-cell table:style-name="ce3" table:formula="of:=([.H27]/[.H26])*100" office:value-type="float" office:value="55.631606039094" calcext:value-type="float">
            <text:p>55.6316060391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23.1573113731906" calcext:value-type="float">
            <text:p>23.1573113732</text:p>
          </table:table-cell>
          <table:table-cell table:style-name="ce4" table:formula="of:=((2*384)/([.C26]*10^(-3)))/1000" office:value-type="float" office:value="157.271503243213" calcext:value-type="float">
            <text:p>157.2715032432</text:p>
          </table:table-cell>
          <table:table-cell table:style-name="ce4" table:formula="of:=((2*384)/([.D26]*10^(-3)))/1000" office:value-type="float" office:value="179.268988682478" calcext:value-type="float">
            <text:p>179.2689886825</text:p>
          </table:table-cell>
          <table:table-cell table:style-name="ce4" table:formula="of:=((2*384)/([.E26]*10^(-3)))/1000" office:value-type="float" office:value="178.673003974776" calcext:value-type="float">
            <text:p>178.6730039748</text:p>
          </table:table-cell>
          <table:table-cell table:style-name="ce4" table:formula="of:=((2*384)/([.F26]*10^(-3)))/1000" office:value-type="float" office:value="52347.4562407983" calcext:value-type="float">
            <text:p>52347.4562407983</text:p>
          </table:table-cell>
          <table:table-cell table:style-name="ce4" table:formula="of:=((2*384)/([.G26]*10^(-3)))/1000" office:value-type="float" office:value="3760.18076285646" calcext:value-type="float">
            <text:p>3760.1807628565</text:p>
          </table:table-cell>
          <table:table-cell table:style-name="ce4" table:formula="of:=(12/([.H26]*10^(-3)))/1000" office:value-type="float" office:value="178006.153079358" calcext:value-type="float">
            <text:p>178006.153079358</text:p>
          </table:table-cell>
          <table:table-cell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26]+[.D26]+[.E26]" office:value-type="float" office:value="13.465695" calcext:value-type="float">
            <text:p>13.465695</text:p>
          </table:table-cell>
          <table:table-cell table:number-columns-repeated="4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29.786079" calcext:value-type="float">
            <text:p>29.786079</text:p>
          </table:table-cell>
          <table:table-cell table:style-name="ce1" office:value-type="float" office:value="6.3103" calcext:value-type="float">
            <text:p>6.3103</text:p>
          </table:table-cell>
          <table:table-cell table:style-name="ce1" office:value-type="float" office:value="4.3466" calcext:value-type="float">
            <text:p>4.3466</text:p>
          </table:table-cell>
          <table:table-cell table:style-name="ce1" office:value-type="float" office:value="4.5328" calcext:value-type="float">
            <text:p>4.5328</text:p>
          </table:table-cell>
          <table:table-cell table:style-name="ce1" office:value-type="float" office:value="20.04" calcext:value-type="float">
            <text:p>20.04</text:p>
          </table:table-cell>
          <table:table-cell table:style-name="ce1" office:value-type="float" office:value="203.19" calcext:value-type="float">
            <text:p>203.19</text:p>
          </table:table-cell>
          <table:table-cell table:style-name="ce1" office:value-type="float" office:value="38.986" calcext:value-type="float">
            <text:p>38.986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181" calcext:value-type="percentage">
            <text:p>91.81%</text:p>
          </table:table-cell>
          <table:table-cell table:style-name="ce12" office:value-type="percentage" office:value="0.0312" calcext:value-type="percentage">
            <text:p>3.12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32.66288" calcext:value-type="float">
            <text:p>32.66288</text:p>
          </table:table-cell>
          <table:table-cell table:style-name="ce1" office:value-type="float" office:value="6.432" calcext:value-type="float">
            <text:p>6.432</text:p>
          </table:table-cell>
          <table:table-cell table:style-name="ce1" office:value-type="float" office:value="4.3809" calcext:value-type="float">
            <text:p>4.3809</text:p>
          </table:table-cell>
          <table:table-cell table:style-name="ce1" office:value-type="float" office:value="4.6285" calcext:value-type="float">
            <text:p>4.6285</text:p>
          </table:table-cell>
          <table:table-cell table:style-name="ce1" office:value-type="float" office:value="31.277" calcext:value-type="float">
            <text:p>31.277</text:p>
          </table:table-cell>
          <table:table-cell table:style-name="ce1" office:value-type="float" office:value="169.56" calcext:value-type="float">
            <text:p>169.56</text:p>
          </table:table-cell>
          <table:table-cell table:style-name="ce1" office:value-type="float" office:value="48.559" calcext:value-type="float">
            <text:p>48.559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782" calcext:value-type="percentage">
            <text:p>87.82%</text:p>
          </table:table-cell>
          <table:table-cell table:style-name="ce6" office:value-type="percentage" office:value="0.0312" calcext:value-type="percentage">
            <text:p>3.12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31.10368" calcext:value-type="float">
            <text:p>31.10368</text:p>
          </table:table-cell>
          <table:table-cell table:style-name="ce1" office:value-type="float" office:value="6.5384" calcext:value-type="float">
            <text:p>6.5384</text:p>
          </table:table-cell>
          <table:table-cell table:style-name="ce1" office:value-type="float" office:value="4.5252" calcext:value-type="float">
            <text:p>4.5252</text:p>
          </table:table-cell>
          <table:table-cell table:style-name="ce1" office:value-type="float" office:value="4.6204" calcext:value-type="float">
            <text:p>4.6204</text:p>
          </table:table-cell>
          <table:table-cell table:style-name="ce1" office:value-type="float" office:value="36.238" calcext:value-type="float">
            <text:p>36.238</text:p>
          </table:table-cell>
          <table:table-cell table:style-name="ce1" office:value-type="float" office:value="201.96" calcext:value-type="float">
            <text:p>201.96</text:p>
          </table:table-cell>
          <table:table-cell table:style-name="ce1" office:value-type="float" office:value="39.954" calcext:value-type="float">
            <text:p>39.954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853" calcext:value-type="percentage">
            <text:p>88.53%</text:p>
          </table:table-cell>
          <table:table-cell table:style-name="ce12" office:value-type="percentage" office:value="0.0312" calcext:value-type="percentage">
            <text:p>3.12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1.066719" calcext:value-type="float">
            <text:p>31.066719</text:p>
          </table:table-cell>
          <table:table-cell table:style-name="ce1" office:value-type="float" office:value="6.236" calcext:value-type="float">
            <text:p>6.236</text:p>
          </table:table-cell>
          <table:table-cell table:style-name="ce1" office:value-type="float" office:value="4.4577" calcext:value-type="float">
            <text:p>4.4577</text:p>
          </table:table-cell>
          <table:table-cell table:style-name="ce1" office:value-type="float" office:value="4.6659" calcext:value-type="float">
            <text:p>4.6659</text:p>
          </table:table-cell>
          <table:table-cell table:style-name="ce1" office:value-type="float" office:value="33.806" calcext:value-type="float">
            <text:p>33.806</text:p>
          </table:table-cell>
          <table:table-cell table:style-name="ce1" office:value-type="float" office:value="257.41" calcext:value-type="float">
            <text:p>257.41</text:p>
          </table:table-cell>
          <table:table-cell table:style-name="ce1" office:value-type="float" office:value="101.42" calcext:value-type="float">
            <text:p>101.42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29.270624" calcext:value-type="float">
            <text:p>29.270624</text:p>
          </table:table-cell>
          <table:table-cell table:style-name="ce1" office:value-type="float" office:value="6.1541" calcext:value-type="float">
            <text:p>6.1541</text:p>
          </table:table-cell>
          <table:table-cell table:style-name="ce1" office:value-type="float" office:value="4.3232" calcext:value-type="float">
            <text:p>4.3232</text:p>
          </table:table-cell>
          <table:table-cell table:style-name="ce1" office:value-type="float" office:value="4.6042" calcext:value-type="float">
            <text:p>4.6042</text:p>
          </table:table-cell>
          <table:table-cell table:style-name="ce1" office:value-type="float" office:value="30.282" calcext:value-type="float">
            <text:p>30.282</text:p>
          </table:table-cell>
          <table:table-cell table:style-name="ce1" office:value-type="float" office:value="170.62" calcext:value-type="float">
            <text:p>170.62</text:p>
          </table:table-cell>
          <table:table-cell table:style-name="ce1" office:value-type="float" office:value="37.773" calcext:value-type="float">
            <text:p>37.773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2.587746" calcext:value-type="float">
            <text:p>32.587746</text:p>
          </table:table-cell>
          <table:table-cell table:style-name="ce1" office:value-type="float" office:value="6.3413" calcext:value-type="float">
            <text:p>6.3413</text:p>
          </table:table-cell>
          <table:table-cell table:style-name="ce1" office:value-type="float" office:value="4.4752" calcext:value-type="float">
            <text:p>4.4752</text:p>
          </table:table-cell>
          <table:table-cell table:style-name="ce1" office:value-type="float" office:value="4.4987" calcext:value-type="float">
            <text:p>4.4987</text:p>
          </table:table-cell>
          <table:table-cell table:style-name="ce1" office:value-type="float" office:value="29.484" calcext:value-type="float">
            <text:p>29.484</text:p>
          </table:table-cell>
          <table:table-cell table:style-name="ce1" office:value-type="float" office:value="172.07" calcext:value-type="float">
            <text:p>172.07</text:p>
          </table:table-cell>
          <table:table-cell table:style-name="ce1" office:value-type="float" office:value="47.056" calcext:value-type="float">
            <text:p>47.056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3.811745" calcext:value-type="float">
            <text:p>33.811745</text:p>
          </table:table-cell>
          <table:table-cell table:style-name="ce2" office:value-type="float" office:value="6.5071" calcext:value-type="float">
            <text:p>6.5071</text:p>
          </table:table-cell>
          <table:table-cell table:style-name="ce2" office:value-type="float" office:value="4.437" calcext:value-type="float">
            <text:p>4.437</text:p>
          </table:table-cell>
          <table:table-cell table:style-name="ce1" office:value-type="float" office:value="4.5927" calcext:value-type="float">
            <text:p>4.5927</text:p>
          </table:table-cell>
          <table:table-cell table:style-name="ce1" office:value-type="float" office:value="31.659" calcext:value-type="float">
            <text:p>31.659</text:p>
          </table:table-cell>
          <table:table-cell table:style-name="ce1" office:value-type="float" office:value="250.39" calcext:value-type="float">
            <text:p>250.39</text:p>
          </table:table-cell>
          <table:table-cell table:style-name="ce1" office:value-type="float" office:value="116.33" calcext:value-type="float">
            <text:p>116.33</text:p>
          </table:table-cell>
          <table:table-cell table:style-name="ce2" table:number-columns-repeated="7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31.632864" calcext:value-type="float">
            <text:p>31.632864</text:p>
          </table:table-cell>
          <table:table-cell table:style-name="ce1" office:value-type="float" office:value="6.5552" calcext:value-type="float">
            <text:p>6.5552</text:p>
          </table:table-cell>
          <table:table-cell table:style-name="ce1" office:value-type="float" office:value="4.5078" calcext:value-type="float">
            <text:p>4.5078</text:p>
          </table:table-cell>
          <table:table-cell table:style-name="ce1" office:value-type="float" office:value="4.4978" calcext:value-type="float">
            <text:p>4.4978</text:p>
          </table:table-cell>
          <table:table-cell table:style-name="ce1" office:value-type="float" office:value="37.391" calcext:value-type="float">
            <text:p>37.391</text:p>
          </table:table-cell>
          <table:table-cell table:style-name="ce1" office:value-type="float" office:value="168.78" calcext:value-type="float">
            <text:p>168.78</text:p>
          </table:table-cell>
          <table:table-cell table:style-name="ce1" office:value-type="float" office:value="42.064" calcext:value-type="float">
            <text:p>42.064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31.49184" calcext:value-type="float">
            <text:p>31.49184</text:p>
          </table:table-cell>
          <table:table-cell table:style-name="ce2" office:value-type="float" office:value="6.3061" calcext:value-type="float">
            <text:p>6.3061</text:p>
          </table:table-cell>
          <table:table-cell table:style-name="ce2" office:value-type="float" office:value="4.5802" calcext:value-type="float">
            <text:p>4.5802</text:p>
          </table:table-cell>
          <table:table-cell table:style-name="ce2" office:value-type="float" office:value="4.6266" calcext:value-type="float">
            <text:p>4.6266</text:p>
          </table:table-cell>
          <table:table-cell table:style-name="ce2" office:value-type="float" office:value="31.853" calcext:value-type="float">
            <text:p>31.853</text:p>
          </table:table-cell>
          <table:table-cell table:style-name="ce2" office:value-type="float" office:value="261.57" calcext:value-type="float">
            <text:p>261.57</text:p>
          </table:table-cell>
          <table:table-cell table:style-name="ce1" office:value-type="float" office:value="52.152" calcext:value-type="float">
            <text:p>52.152</text:p>
          </table:table-cell>
          <table:table-cell table:style-name="ce2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0.90992" calcext:value-type="float">
            <text:p>30.90992</text:p>
          </table:table-cell>
          <table:table-cell table:style-name="ce2" office:value-type="float" office:value="6.4251" calcext:value-type="float">
            <text:p>6.4251</text:p>
          </table:table-cell>
          <table:table-cell table:style-name="ce2" office:value-type="float" office:value="4.5136" calcext:value-type="float">
            <text:p>4.5136</text:p>
          </table:table-cell>
          <table:table-cell table:style-name="ce2" office:value-type="float" office:value="4.5988" calcext:value-type="float">
            <text:p>4.5988</text:p>
          </table:table-cell>
          <table:table-cell table:style-name="ce2" office:value-type="float" office:value="33.421" calcext:value-type="float">
            <text:p>33.421</text:p>
          </table:table-cell>
          <table:table-cell table:style-name="ce2" office:value-type="float" office:value="258.88" calcext:value-type="float">
            <text:p>258.88</text:p>
          </table:table-cell>
          <table:table-cell table:style-name="ce1" office:value-type="float" office:value="107.88" calcext:value-type="float">
            <text:p>107.88</text:p>
          </table:table-cell>
          <table:table-cell table:style-name="ce2" table:number-columns-repeated="10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2.269024" calcext:value-type="float">
            <text:p>32.269024</text:p>
          </table:table-cell>
          <table:table-cell table:style-name="ce2" office:value-type="float" office:value="6.5646" calcext:value-type="float">
            <text:p>6.5646</text:p>
          </table:table-cell>
          <table:table-cell table:style-name="ce2" office:value-type="float" office:value="4.4892" calcext:value-type="float">
            <text:p>4.4892</text:p>
          </table:table-cell>
          <table:table-cell table:style-name="ce2" office:value-type="float" office:value="4.6502" calcext:value-type="float">
            <text:p>4.6502</text:p>
          </table:table-cell>
          <table:table-cell table:style-name="ce2" office:value-type="float" office:value="31.63" calcext:value-type="float">
            <text:p>31.63</text:p>
          </table:table-cell>
          <table:table-cell table:style-name="ce2" office:value-type="float" office:value="210.17" calcext:value-type="float">
            <text:p>210.17</text:p>
          </table:table-cell>
          <table:table-cell table:style-name="ce2" office:value-type="float" office:value="41.933" calcext:value-type="float">
            <text:p>41.933</text:p>
          </table:table-cell>
          <table:table-cell table:style-name="ce2" table:number-columns-repeated="11"/>
          <table:table-cell table:style-name="ce1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1.900961" calcext:value-type="float">
            <text:p>31.900961</text:p>
          </table:table-cell>
          <table:table-cell table:style-name="ce2" office:value-type="float" office:value="6.4251" calcext:value-type="float">
            <text:p>6.4251</text:p>
          </table:table-cell>
          <table:table-cell table:style-name="ce2" office:value-type="float" office:value="4.6006" calcext:value-type="float">
            <text:p>4.6006</text:p>
          </table:table-cell>
          <table:table-cell table:style-name="ce2" office:value-type="float" office:value="4.6448" calcext:value-type="float">
            <text:p>4.6448</text:p>
          </table:table-cell>
          <table:table-cell table:style-name="ce2" office:value-type="float" office:value="27.529" calcext:value-type="float">
            <text:p>27.529</text:p>
          </table:table-cell>
          <table:table-cell table:style-name="ce2" office:value-type="float" office:value="216.93" calcext:value-type="float">
            <text:p>216.93</text:p>
          </table:table-cell>
          <table:table-cell table:style-name="ce2" office:value-type="float" office:value="48.846" calcext:value-type="float">
            <text:p>48.846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2.035679" calcext:value-type="float">
            <text:p>32.035679</text:p>
          </table:table-cell>
          <table:table-cell table:style-name="ce2" office:value-type="float" office:value="6.1089" calcext:value-type="float">
            <text:p>6.1089</text:p>
          </table:table-cell>
          <table:table-cell table:style-name="ce2" office:value-type="float" office:value="4.5087" calcext:value-type="float">
            <text:p>4.5087</text:p>
          </table:table-cell>
          <table:table-cell table:style-name="ce2" office:value-type="float" office:value="4.6877" calcext:value-type="float">
            <text:p>4.6877</text:p>
          </table:table-cell>
          <table:table-cell table:style-name="ce2" office:value-type="float" office:value="27.499" calcext:value-type="float">
            <text:p>27.499</text:p>
          </table:table-cell>
          <table:table-cell table:style-name="ce2" office:value-type="float" office:value="202.55" calcext:value-type="float">
            <text:p>202.55</text:p>
          </table:table-cell>
          <table:table-cell table:style-name="ce2" office:value-type="float" office:value="104.37" calcext:value-type="float">
            <text:p>104.37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1.144863" calcext:value-type="float">
            <text:p>31.144863</text:p>
          </table:table-cell>
          <table:table-cell table:style-name="ce2" office:value-type="float" office:value="6.5189" calcext:value-type="float">
            <text:p>6.5189</text:p>
          </table:table-cell>
          <table:table-cell table:style-name="ce2" office:value-type="float" office:value="4.5111" calcext:value-type="float">
            <text:p>4.5111</text:p>
          </table:table-cell>
          <table:table-cell table:style-name="ce2" office:value-type="float" office:value="4.5438" calcext:value-type="float">
            <text:p>4.5438</text:p>
          </table:table-cell>
          <table:table-cell table:style-name="ce2" office:value-type="float" office:value="27.819" calcext:value-type="float">
            <text:p>27.819</text:p>
          </table:table-cell>
          <table:table-cell table:style-name="ce2" office:value-type="float" office:value="218.38" calcext:value-type="float">
            <text:p>218.38</text:p>
          </table:table-cell>
          <table:table-cell table:style-name="ce2" office:value-type="float" office:value="102.86" calcext:value-type="float">
            <text:p>102.86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1.867489" calcext:value-type="float">
            <text:p>31.867489</text:p>
          </table:table-cell>
          <table:table-cell table:style-name="ce2" office:value-type="float" office:value="6.4792" calcext:value-type="float">
            <text:p>6.4792</text:p>
          </table:table-cell>
          <table:table-cell table:style-name="ce2" office:value-type="float" office:value="4.6161" calcext:value-type="float">
            <text:p>4.6161</text:p>
          </table:table-cell>
          <table:table-cell table:style-name="ce2" office:value-type="float" office:value="4.6525" calcext:value-type="float">
            <text:p>4.6525</text:p>
          </table:table-cell>
          <table:table-cell table:style-name="ce2" office:value-type="float" office:value="33.517" calcext:value-type="float">
            <text:p>33.517</text:p>
          </table:table-cell>
          <table:table-cell table:style-name="ce2" office:value-type="float" office:value="215.35" calcext:value-type="float">
            <text:p>215.35</text:p>
          </table:table-cell>
          <table:table-cell table:style-name="ce2" office:value-type="float" office:value="107.02" calcext:value-type="float">
            <text:p>107.02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4.076065" calcext:value-type="float">
            <text:p>34.076065</text:p>
          </table:table-cell>
          <table:table-cell table:style-name="ce1" office:value-type="float" office:value="6.8828" calcext:value-type="float">
            <text:p>6.8828</text:p>
          </table:table-cell>
          <table:table-cell table:style-name="ce1" office:value-type="float" office:value="4.624" calcext:value-type="float">
            <text:p>4.624</text:p>
          </table:table-cell>
          <table:table-cell table:style-name="ce1" office:value-type="float" office:value="4.6265" calcext:value-type="float">
            <text:p>4.6265</text:p>
          </table:table-cell>
          <table:table-cell table:style-name="ce1" office:value-type="float" office:value="33.294" calcext:value-type="float">
            <text:p>33.294</text:p>
          </table:table-cell>
          <table:table-cell table:style-name="ce1" office:value-type="float" office:value="216.66" calcext:value-type="float">
            <text:p>216.66</text:p>
          </table:table-cell>
          <table:table-cell table:style-name="ce2" office:value-type="float" office:value="107.08" calcext:value-type="float">
            <text:p>107.08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0.204576" calcext:value-type="float">
            <text:p>30.204576</text:p>
          </table:table-cell>
          <table:table-cell table:style-name="ce1" office:value-type="float" office:value="6.4595" calcext:value-type="float">
            <text:p>6.4595</text:p>
          </table:table-cell>
          <table:table-cell table:style-name="ce1" office:value-type="float" office:value="4.5569" calcext:value-type="float">
            <text:p>4.5569</text:p>
          </table:table-cell>
          <table:table-cell table:style-name="ce1" office:value-type="float" office:value="4.6467" calcext:value-type="float">
            <text:p>4.6467</text:p>
          </table:table-cell>
          <table:table-cell table:style-name="ce1" office:value-type="float" office:value="31.116" calcext:value-type="float">
            <text:p>31.116</text:p>
          </table:table-cell>
          <table:table-cell table:style-name="ce1" office:value-type="float" office:value="108.78" calcext:value-type="float">
            <text:p>108.78</text:p>
          </table:table-cell>
          <table:table-cell table:style-name="ce2" office:value-type="float" office:value="37.614" calcext:value-type="float">
            <text:p>37.614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5.381023" calcext:value-type="float">
            <text:p>35.381023</text:p>
          </table:table-cell>
          <table:table-cell table:style-name="ce1" office:value-type="float" office:value="6.3947" calcext:value-type="float">
            <text:p>6.3947</text:p>
          </table:table-cell>
          <table:table-cell table:style-name="ce1" office:value-type="float" office:value="4.4301" calcext:value-type="float">
            <text:p>4.4301</text:p>
          </table:table-cell>
          <table:table-cell table:style-name="ce1" office:value-type="float" office:value="4.6959" calcext:value-type="float">
            <text:p>4.6959</text:p>
          </table:table-cell>
          <table:table-cell table:style-name="ce1" office:value-type="float" office:value="27.594" calcext:value-type="float">
            <text:p>27.594</text:p>
          </table:table-cell>
          <table:table-cell table:style-name="ce1" office:value-type="float" office:value="171.31" calcext:value-type="float">
            <text:p>171.31</text:p>
          </table:table-cell>
          <table:table-cell table:style-name="ce1" office:value-type="float" office:value="58.075" calcext:value-type="float">
            <text:p>58.075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30.478336" calcext:value-type="float">
            <text:p>30.478336</text:p>
          </table:table-cell>
          <table:table-cell table:style-name="ce1" office:value-type="float" office:value="6.1605" calcext:value-type="float">
            <text:p>6.1605</text:p>
          </table:table-cell>
          <table:table-cell table:style-name="ce1" office:value-type="float" office:value="4.5228" calcext:value-type="float">
            <text:p>4.5228</text:p>
          </table:table-cell>
          <table:table-cell table:style-name="ce1" office:value-type="float" office:value="4.6783" calcext:value-type="float">
            <text:p>4.6783</text:p>
          </table:table-cell>
          <table:table-cell table:style-name="ce1" office:value-type="float" office:value="33.419" calcext:value-type="float">
            <text:p>33.419</text:p>
          </table:table-cell>
          <table:table-cell table:style-name="ce1" office:value-type="float" office:value="258.19" calcext:value-type="float">
            <text:p>258.19</text:p>
          </table:table-cell>
          <table:table-cell office:value-type="float" office:value="59.894" calcext:value-type="float">
            <text:p>59.894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1.530239" calcext:value-type="float">
            <text:p>31.530239</text:p>
          </table:table-cell>
          <table:table-cell table:style-name="ce1" office:value-type="float" office:value="6.4425" calcext:value-type="float">
            <text:p>6.4425</text:p>
          </table:table-cell>
          <table:table-cell table:style-name="ce1" office:value-type="float" office:value="4.4631" calcext:value-type="float">
            <text:p>4.4631</text:p>
          </table:table-cell>
          <table:table-cell table:style-name="ce1" office:value-type="float" office:value="4.7276" calcext:value-type="float">
            <text:p>4.7276</text:p>
          </table:table-cell>
          <table:table-cell table:style-name="ce1" office:value-type="float" office:value="7.97" calcext:value-type="float">
            <text:p>7.97</text:p>
          </table:table-cell>
          <table:table-cell table:style-name="ce1" office:value-type="float" office:value="258.58" calcext:value-type="float">
            <text:p>258.58</text:p>
          </table:table-cell>
          <table:table-cell office:value-type="float" office:value="46.988" calcext:value-type="float">
            <text:p>46.988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31.7606176" calcext:value-type="float">
            <text:p>31.7606176</text:p>
          </table:table-cell>
          <table:table-cell table:style-name="ce3" table:formula="of:=AVERAGE([.C36:.C55])" office:value-type="float" office:value="6.412115" calcext:value-type="float">
            <text:p>6.412115</text:p>
          </table:table-cell>
          <table:table-cell table:style-name="ce3" table:formula="of:=AVERAGE([.D36:.D55])" office:value-type="float" office:value="4.4935" calcext:value-type="float">
            <text:p>4.4935</text:p>
          </table:table-cell>
          <table:table-cell table:style-name="ce3" table:formula="of:=AVERAGE([.E36:.E55])" office:value-type="float" office:value="4.62102" calcext:value-type="float">
            <text:p>4.62102</text:p>
          </table:table-cell>
          <table:table-cell table:style-name="ce3" table:formula="of:=AVERAGE([.F36:.F55])/1000" office:value-type="float" office:value="0.0298419" calcext:value-type="float">
            <text:p>0.0298419</text:p>
          </table:table-cell>
          <table:table-cell table:style-name="ce3" table:formula="of:=AVERAGE([.G36:.G55])/1000" office:value-type="float" office:value="0.2095665" calcext:value-type="float">
            <text:p>0.2095665</text:p>
          </table:table-cell>
          <table:table-cell table:style-name="ce3" table:formula="of:=AVERAGE([.H36:.H55])/1000" office:value-type="float" office:value="0.0673427" calcext:value-type="float">
            <text:p>0.0673427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1.4664879175556" calcext:value-type="float">
            <text:p>1.4664879176</text:p>
          </table:table-cell>
          <table:table-cell table:style-name="ce3" table:formula="of:=STDEV([.C36:.C55])" office:value-type="float" office:value="0.176188485420407" calcext:value-type="float">
            <text:p>0.1761884854</text:p>
          </table:table-cell>
          <table:table-cell table:style-name="ce3" table:formula="of:=STDEV([.D36:.D55])" office:value-type="float" office:value="0.0830700402007086" calcext:value-type="float">
            <text:p>0.0830700402</text:p>
          </table:table-cell>
          <table:table-cell table:style-name="ce3" table:formula="of:=STDEV([.E36:.E55])" office:value-type="float" office:value="0.0629796842765898" calcext:value-type="float">
            <text:p>0.0629796843</text:p>
          </table:table-cell>
          <table:table-cell table:style-name="ce3" table:formula="of:=STDEV([.F36:.F55])/1000" office:value-type="float" office:value="0.00638102231456272" calcext:value-type="float">
            <text:p>0.0063810223</text:p>
          </table:table-cell>
          <table:table-cell table:style-name="ce3" table:formula="of:=STDEV([.G36:.G55])/1000" office:value-type="float" office:value="0.0410586524344972" calcext:value-type="float">
            <text:p>0.0410586524</text:p>
          </table:table-cell>
          <table:table-cell table:style-name="ce3" table:formula="of:=STDEV([.H36:.H55])/1000" office:value-type="float" office:value="0.0303316345180546" calcext:value-type="float">
            <text:p>0.0303316345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4.61731549438007" calcext:value-type="float">
            <text:p>4.6173154944</text:p>
          </table:table-cell>
          <table:table-cell table:style-name="ce3" table:formula="of:=([.C58]/[.C57])*100" office:value-type="float" office:value="2.74774369175236" calcext:value-type="float">
            <text:p>2.7477436918</text:p>
          </table:table-cell>
          <table:table-cell table:style-name="ce3" table:formula="of:=([.D58]/[.D57])*100" office:value-type="float" office:value="1.84867119618802" calcext:value-type="float">
            <text:p>1.8486711962</text:p>
          </table:table-cell>
          <table:table-cell table:style-name="ce3" table:formula="of:=([.E58]/[.E57])*100" office:value-type="float" office:value="1.36289573030608" calcext:value-type="float">
            <text:p>1.3628957303</text:p>
          </table:table-cell>
          <table:table-cell table:style-name="ce3" table:formula="of:=([.F58]/[.F57])*100" office:value-type="float" office:value="21.3827615351661" calcext:value-type="float">
            <text:p>21.3827615352</text:p>
          </table:table-cell>
          <table:table-cell table:style-name="ce3" table:formula="of:=([.G58]/[.G57])*100" office:value-type="float" office:value="19.5921831182451" calcext:value-type="float">
            <text:p>19.5921831182</text:p>
          </table:table-cell>
          <table:table-cell table:style-name="ce3" table:formula="of:=([.H58]/[.H57])*100" office:value-type="float" office:value="45.0407163925037" calcext:value-type="float">
            <text:p>45.0407163925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36.2713349755516" calcext:value-type="float">
            <text:p>36.2713349756</text:p>
          </table:table-cell>
          <table:table-cell table:style-name="ce4" table:formula="of:=((3*384)/([.C57]*10^(-3)))/1000" office:value-type="float" office:value="179.659909405867" calcext:value-type="float">
            <text:p>179.6599094059</text:p>
          </table:table-cell>
          <table:table-cell table:style-name="ce4" table:formula="of:=((3*384)/([.D57]*10^(-3)))/1000" office:value-type="float" office:value="256.370312673862" calcext:value-type="float">
            <text:p>256.3703126739</text:p>
          </table:table-cell>
          <table:table-cell table:style-name="ce4" table:formula="of:=((3*384)/([.E57]*10^(-3)))/1000" office:value-type="float" office:value="249.295610060117" calcext:value-type="float">
            <text:p>249.2956100601</text:p>
          </table:table-cell>
          <table:table-cell table:style-name="ce4" table:formula="of:=((3*384)/([.F57]*10^(-3)))/1000" office:value-type="float" office:value="38603.4401294824" calcext:value-type="float">
            <text:p>38603.4401294824</text:p>
          </table:table-cell>
          <table:table-cell table:style-name="ce4" table:formula="of:=((3*384)/([.G57]*10^(-3)))/1000" office:value-type="float" office:value="5497.06179184173" calcext:value-type="float">
            <text:p>5497.0617918417</text:p>
          </table:table-cell>
          <table:table-cell table:style-name="ce4" table:formula="of:=((3*384)/([.H57]*10^(-3)))/1000" office:value-type="float" office:value="17106.531220162" calcext:value-type="float">
            <text:p>17106.531220162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1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1" table:formula="of:=[.C57]+[.D57]+[.E57]" office:value-type="float" office:value="15.526635" calcext:value-type="float">
            <text:p>15.526635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29.05328" calcext:value-type="float">
            <text:p>29.05328</text:p>
          </table:table-cell>
          <table:table-cell table:style-name="ce1" office:value-type="float" office:value="13.927" calcext:value-type="float">
            <text:p>13.927</text:p>
          </table:table-cell>
          <table:table-cell table:style-name="ce1" office:value-type="float" office:value="4.8783" calcext:value-type="float">
            <text:p>4.8783</text:p>
          </table:table-cell>
          <table:table-cell table:style-name="ce1" office:value-type="float" office:value="4.6796" calcext:value-type="float">
            <text:p>4.6796</text:p>
          </table:table-cell>
          <table:table-cell table:style-name="ce1" office:value-type="float" office:value="20.327" calcext:value-type="float">
            <text:p>20.327</text:p>
          </table:table-cell>
          <table:table-cell table:style-name="ce1" office:value-type="float" office:value="166.13" calcext:value-type="float">
            <text:p>166.13</text:p>
          </table:table-cell>
          <table:table-cell table:style-name="ce1" office:value-type="float" office:value="79.834" calcext:value-type="float">
            <text:p>79.834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493" calcext:value-type="percentage">
            <text:p>94.93%</text:p>
          </table:table-cell>
          <table:table-cell table:style-name="ce12" office:value-type="percentage" office:value="0.0312" calcext:value-type="percentage">
            <text:p>3.12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32.545471" calcext:value-type="float">
            <text:p>32.545471</text:p>
          </table:table-cell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4.9921" calcext:value-type="float">
            <text:p>4.9921</text:p>
          </table:table-cell>
          <table:table-cell table:style-name="ce1" office:value-type="float" office:value="4.7496" calcext:value-type="float">
            <text:p>4.7496</text:p>
          </table:table-cell>
          <table:table-cell table:style-name="ce1" office:value-type="float" office:value="19.879" calcext:value-type="float">
            <text:p>19.879</text:p>
          </table:table-cell>
          <table:table-cell table:style-name="ce1" office:value-type="float" office:value="165.68" calcext:value-type="float">
            <text:p>165.68</text:p>
          </table:table-cell>
          <table:table-cell table:style-name="ce1" office:value-type="float" office:value="79.804" calcext:value-type="float">
            <text:p>79.804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8" calcext:value-type="percentage">
            <text:p>98.00%</text:p>
          </table:table-cell>
          <table:table-cell table:style-name="ce12" office:value-type="percentage" office:value="0.9006" calcext:value-type="percentage">
            <text:p>90.06%</text:p>
          </table:table-cell>
          <table:table-cell table:style-name="ce6" office:value-type="percentage" office:value="0.0468" calcext:value-type="percentage">
            <text:p>4.68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30.323839" calcext:value-type="float">
            <text:p>30.323839</text:p>
          </table:table-cell>
          <table:table-cell table:style-name="ce1" office:value-type="float" office:value="13.269" calcext:value-type="float">
            <text:p>13.269</text:p>
          </table:table-cell>
          <table:table-cell table:style-name="ce1" office:value-type="float" office:value="4.9957" calcext:value-type="float">
            <text:p>4.9957</text:p>
          </table:table-cell>
          <table:table-cell table:style-name="ce1" office:value-type="float" office:value="4.8338" calcext:value-type="float">
            <text:p>4.8338</text:p>
          </table:table-cell>
          <table:table-cell table:style-name="ce1" office:value-type="float" office:value="20.743" calcext:value-type="float">
            <text:p>20.743</text:p>
          </table:table-cell>
          <table:table-cell table:style-name="ce1" office:value-type="float" office:value="213.42" calcext:value-type="float">
            <text:p>213.42</text:p>
          </table:table-cell>
          <table:table-cell table:style-name="ce1" office:value-type="float" office:value="81.629" calcext:value-type="float">
            <text:p>81.629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0.98" calcext:value-type="percentage">
            <text:p>98.00%</text:p>
          </table:table-cell>
          <table:table-cell table:style-name="ce12" office:value-type="percentage" office:value="0.8881" calcext:value-type="percentage">
            <text:p>88.81%</text:p>
          </table:table-cell>
          <table:table-cell table:style-name="ce12" office:value-type="percentage" office:value="0.0468" calcext:value-type="percentage">
            <text:p>4.68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31.486719" calcext:value-type="float">
            <text:p>31.486719</text:p>
          </table:table-cell>
          <table:table-cell table:style-name="ce1" office:value-type="float" office:value="13.154" calcext:value-type="float">
            <text:p>13.154</text:p>
          </table:table-cell>
          <table:table-cell table:style-name="ce1" office:value-type="float" office:value="4.9765" calcext:value-type="float">
            <text:p>4.9765</text:p>
          </table:table-cell>
          <table:table-cell table:style-name="ce1" office:value-type="float" office:value="4.8067" calcext:value-type="float">
            <text:p>4.8067</text:p>
          </table:table-cell>
          <table:table-cell table:style-name="ce1" office:value-type="float" office:value="19.623" calcext:value-type="float">
            <text:p>19.623</text:p>
          </table:table-cell>
          <table:table-cell table:style-name="ce1" office:value-type="float" office:value="193.12" calcext:value-type="float">
            <text:p>193.12</text:p>
          </table:table-cell>
          <table:table-cell table:style-name="ce1" office:value-type="float" office:value="36.623" calcext:value-type="float">
            <text:p>36.623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1.07568" calcext:value-type="float">
            <text:p>31.07568</text:p>
          </table:table-cell>
          <table:table-cell table:style-name="ce1" office:value-type="float" office:value="13.895" calcext:value-type="float">
            <text:p>13.895</text:p>
          </table:table-cell>
          <table:table-cell table:style-name="ce1" office:value-type="float" office:value="5.07" calcext:value-type="float">
            <text:p>5.07</text:p>
          </table:table-cell>
          <table:table-cell table:style-name="ce1" office:value-type="float" office:value="4.8491" calcext:value-type="float">
            <text:p>4.8491</text:p>
          </table:table-cell>
          <table:table-cell table:style-name="ce1" office:value-type="float" office:value="20.681" calcext:value-type="float">
            <text:p>20.681</text:p>
          </table:table-cell>
          <table:table-cell table:style-name="ce1" office:value-type="float" office:value="165.56" calcext:value-type="float">
            <text:p>165.56</text:p>
          </table:table-cell>
          <table:table-cell table:style-name="ce1" office:value-type="float" office:value="37.103" calcext:value-type="float">
            <text:p>37.10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1.34656" calcext:value-type="float">
            <text:p>31.34656</text:p>
          </table:table-cell>
          <table:table-cell table:style-name="ce1" office:value-type="float" office:value="13.257" calcext:value-type="float">
            <text:p>13.257</text:p>
          </table:table-cell>
          <table:table-cell table:style-name="ce1" office:value-type="float" office:value="5.0071" calcext:value-type="float">
            <text:p>5.0071</text:p>
          </table:table-cell>
          <table:table-cell table:style-name="ce1" office:value-type="float" office:value="4.7778" calcext:value-type="float">
            <text:p>4.7778</text:p>
          </table:table-cell>
          <table:table-cell table:style-name="ce1" office:value-type="float" office:value="20.201" calcext:value-type="float">
            <text:p>20.201</text:p>
          </table:table-cell>
          <table:table-cell table:style-name="ce1" office:value-type="float" office:value="213.33" calcext:value-type="float">
            <text:p>213.33</text:p>
          </table:table-cell>
          <table:table-cell table:style-name="ce1" office:value-type="float" office:value="40.334" calcext:value-type="float">
            <text:p>40.33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4.274048" calcext:value-type="float">
            <text:p>34.274048</text:p>
          </table:table-cell>
          <table:table-cell table:style-name="ce2" office:value-type="float" office:value="13.944" calcext:value-type="float">
            <text:p>13.944</text:p>
          </table:table-cell>
          <table:table-cell table:style-name="ce2" office:value-type="float" office:value="4.9482" calcext:value-type="float">
            <text:p>4.9482</text:p>
          </table:table-cell>
          <table:table-cell table:style-name="ce1" office:value-type="float" office:value="4.9032" calcext:value-type="float">
            <text:p>4.9032</text:p>
          </table:table-cell>
          <table:table-cell table:style-name="ce1" office:value-type="float" office:value="20.135" calcext:value-type="float">
            <text:p>20.135</text:p>
          </table:table-cell>
          <table:table-cell table:style-name="ce1" office:value-type="float" office:value="211.91" calcext:value-type="float">
            <text:p>211.91</text:p>
          </table:table-cell>
          <table:table-cell table:style-name="ce1" office:value-type="float" office:value="47.859" calcext:value-type="float">
            <text:p>47.859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1.7696" calcext:value-type="float">
            <text:p>31.7696</text:p>
          </table:table-cell>
          <table:table-cell table:style-name="ce1" office:value-type="float" office:value="13.267" calcext:value-type="float">
            <text:p>13.267</text:p>
          </table:table-cell>
          <table:table-cell table:style-name="ce1" office:value-type="float" office:value="5.0382" calcext:value-type="float">
            <text:p>5.0382</text:p>
          </table:table-cell>
          <table:table-cell table:style-name="ce1" office:value-type="float" office:value="4.7566" calcext:value-type="float">
            <text:p>4.7566</text:p>
          </table:table-cell>
          <table:table-cell table:style-name="ce1" office:value-type="float" office:value="21.095" calcext:value-type="float">
            <text:p>21.095</text:p>
          </table:table-cell>
          <table:table-cell table:style-name="ce1" office:value-type="float" office:value="245.01" calcext:value-type="float">
            <text:p>245.01</text:p>
          </table:table-cell>
          <table:table-cell table:style-name="ce1" office:value-type="float" office:value="83.678" calcext:value-type="float">
            <text:p>83.678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0.825184" calcext:value-type="float">
            <text:p>30.825184</text:p>
          </table:table-cell>
          <table:table-cell table:style-name="ce2" office:value-type="float" office:value="13.096" calcext:value-type="float">
            <text:p>13.096</text:p>
          </table:table-cell>
          <table:table-cell table:style-name="ce2" office:value-type="float" office:value="5.022" calcext:value-type="float">
            <text:p>5.022</text:p>
          </table:table-cell>
          <table:table-cell table:style-name="ce2" office:value-type="float" office:value="4.7024" calcext:value-type="float">
            <text:p>4.7024</text:p>
          </table:table-cell>
          <table:table-cell table:style-name="ce2" office:value-type="float" office:value="20.745" calcext:value-type="float">
            <text:p>20.745</text:p>
          </table:table-cell>
          <table:table-cell table:style-name="ce2" office:value-type="float" office:value="164.7" calcext:value-type="float">
            <text:p>164.7</text:p>
          </table:table-cell>
          <table:table-cell table:style-name="ce1" office:value-type="float" office:value="82.021" calcext:value-type="float">
            <text:p>82.02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2.119518" calcext:value-type="float">
            <text:p>32.119518</text:p>
          </table:table-cell>
          <table:table-cell table:style-name="ce2" office:value-type="float" office:value="13.276" calcext:value-type="float">
            <text:p>13.276</text:p>
          </table:table-cell>
          <table:table-cell table:style-name="ce2" office:value-type="float" office:value="4.9732" calcext:value-type="float">
            <text:p>4.9732</text:p>
          </table:table-cell>
          <table:table-cell table:style-name="ce2" office:value-type="float" office:value="4.81" calcext:value-type="float">
            <text:p>4.81</text:p>
          </table:table-cell>
          <table:table-cell table:style-name="ce2" office:value-type="float" office:value="20.902" calcext:value-type="float">
            <text:p>20.902</text:p>
          </table:table-cell>
          <table:table-cell table:style-name="ce2" office:value-type="float" office:value="212.64" calcext:value-type="float">
            <text:p>212.64</text:p>
          </table:table-cell>
          <table:table-cell table:style-name="ce1" office:value-type="float" office:value="82.966" calcext:value-type="float">
            <text:p>82.96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0.304865" calcext:value-type="float">
            <text:p>30.304865</text:p>
          </table:table-cell>
          <table:table-cell table:style-name="ce2" office:value-type="float" office:value="13.077" calcext:value-type="float">
            <text:p>13.077</text:p>
          </table:table-cell>
          <table:table-cell table:style-name="ce2" office:value-type="float" office:value="4.992" calcext:value-type="float">
            <text:p>4.992</text:p>
          </table:table-cell>
          <table:table-cell table:style-name="ce2" office:value-type="float" office:value="4.87" calcext:value-type="float">
            <text:p>4.87</text:p>
          </table:table-cell>
          <table:table-cell table:style-name="ce2" office:value-type="float" office:value="11.139" calcext:value-type="float">
            <text:p>11.139</text:p>
          </table:table-cell>
          <table:table-cell table:style-name="ce2" office:value-type="float" office:value="156.66" calcext:value-type="float">
            <text:p>156.66</text:p>
          </table:table-cell>
          <table:table-cell table:style-name="ce2" office:value-type="float" office:value="76.791" calcext:value-type="float">
            <text:p>76.79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2.340321" calcext:value-type="float">
            <text:p>32.340321</text:p>
          </table:table-cell>
          <table:table-cell table:style-name="ce2" office:value-type="float" office:value="13.461" calcext:value-type="float">
            <text:p>13.461</text:p>
          </table:table-cell>
          <table:table-cell table:style-name="ce2" office:value-type="float" office:value="5.053" calcext:value-type="float">
            <text:p>5.053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20.487" calcext:value-type="float">
            <text:p>20.487</text:p>
          </table:table-cell>
          <table:table-cell table:style-name="ce2" office:value-type="float" office:value="213.97" calcext:value-type="float">
            <text:p>213.97</text:p>
          </table:table-cell>
          <table:table-cell table:style-name="ce2" office:value-type="float" office:value="40.205" calcext:value-type="float">
            <text:p>40.20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1.307615" calcext:value-type="float">
            <text:p>31.307615</text:p>
          </table:table-cell>
          <table:table-cell table:style-name="ce2" office:value-type="float" office:value="13.689" calcext:value-type="float">
            <text:p>13.689</text:p>
          </table:table-cell>
          <table:table-cell table:style-name="ce2" office:value-type="float" office:value="4.9414" calcext:value-type="float">
            <text:p>4.9414</text:p>
          </table:table-cell>
          <table:table-cell table:style-name="ce2" office:value-type="float" office:value="4.7083" calcext:value-type="float">
            <text:p>4.7083</text:p>
          </table:table-cell>
          <table:table-cell table:style-name="ce2" office:value-type="float" office:value="19.718" calcext:value-type="float">
            <text:p>19.718</text:p>
          </table:table-cell>
          <table:table-cell table:style-name="ce2" office:value-type="float" office:value="204.02" calcext:value-type="float">
            <text:p>204.02</text:p>
          </table:table-cell>
          <table:table-cell table:style-name="ce2" office:value-type="float" office:value="82.143" calcext:value-type="float">
            <text:p>82.14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3.130817" calcext:value-type="float">
            <text:p>33.130817</text:p>
          </table:table-cell>
          <table:table-cell table:style-name="ce2" office:value-type="float" office:value="13.639" calcext:value-type="float">
            <text:p>13.639</text:p>
          </table:table-cell>
          <table:table-cell table:style-name="ce2" office:value-type="float" office:value="4.9135" calcext:value-type="float">
            <text:p>4.9135</text:p>
          </table:table-cell>
          <table:table-cell table:style-name="ce2" office:value-type="float" office:value="4.7749" calcext:value-type="float">
            <text:p>4.7749</text:p>
          </table:table-cell>
          <table:table-cell table:style-name="ce2" office:value-type="float" office:value="10.054" calcext:value-type="float">
            <text:p>10.054</text:p>
          </table:table-cell>
          <table:table-cell table:style-name="ce2" office:value-type="float" office:value="156.15" calcext:value-type="float">
            <text:p>156.15</text:p>
          </table:table-cell>
          <table:table-cell table:style-name="ce2" office:value-type="float" office:value="78.168" calcext:value-type="float">
            <text:p>78.16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2.811039" calcext:value-type="float">
            <text:p>32.811039</text:p>
          </table:table-cell>
          <table:table-cell table:style-name="ce2" office:value-type="float" office:value="13.259" calcext:value-type="float">
            <text:p>13.259</text:p>
          </table:table-cell>
          <table:table-cell table:style-name="ce2" office:value-type="float" office:value="4.9386" calcext:value-type="float">
            <text:p>4.9386</text:p>
          </table:table-cell>
          <table:table-cell table:style-name="ce2" office:value-type="float" office:value="4.8536" calcext:value-type="float">
            <text:p>4.8536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162.83" calcext:value-type="float">
            <text:p>162.83</text:p>
          </table:table-cell>
          <table:table-cell table:style-name="ce2" office:value-type="float" office:value="80.098" calcext:value-type="float">
            <text:p>80.09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1.150145" calcext:value-type="float">
            <text:p>31.150145</text:p>
          </table:table-cell>
          <table:table-cell table:style-name="ce1" office:value-type="float" office:value="13.138" calcext:value-type="float">
            <text:p>13.138</text:p>
          </table:table-cell>
          <table:table-cell table:style-name="ce1" office:value-type="float" office:value="4.954" calcext:value-type="float">
            <text:p>4.954</text:p>
          </table:table-cell>
          <table:table-cell table:style-name="ce1" office:value-type="float" office:value="4.7187" calcext:value-type="float">
            <text:p>4.7187</text:p>
          </table:table-cell>
          <table:table-cell table:style-name="ce1" office:value-type="float" office:value="20.871" calcext:value-type="float">
            <text:p>20.871</text:p>
          </table:table-cell>
          <table:table-cell table:style-name="ce1" office:value-type="float" office:value="165.13" calcext:value-type="float">
            <text:p>165.13</text:p>
          </table:table-cell>
          <table:table-cell table:style-name="ce2" office:value-type="float" office:value="78.236" calcext:value-type="float">
            <text:p>78.23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1.275776" calcext:value-type="float">
            <text:p>31.275776</text:p>
          </table:table-cell>
          <table:table-cell table:style-name="ce1" office:value-type="float" office:value="13.489" calcext:value-type="float">
            <text:p>13.489</text:p>
          </table:table-cell>
          <table:table-cell table:style-name="ce1" office:value-type="float" office:value="4.97" calcext:value-type="float">
            <text:p>4.97</text:p>
          </table:table-cell>
          <table:table-cell table:style-name="ce1" office:value-type="float" office:value="4.7667" calcext:value-type="float">
            <text:p>4.7667</text:p>
          </table:table-cell>
          <table:table-cell table:style-name="ce1" office:value-type="float" office:value="19.88" calcext:value-type="float">
            <text:p>19.88</text:p>
          </table:table-cell>
          <table:table-cell table:style-name="ce1" office:value-type="float" office:value="151.91" calcext:value-type="float">
            <text:p>151.91</text:p>
          </table:table-cell>
          <table:table-cell table:style-name="ce2" office:value-type="float" office:value="37.204" calcext:value-type="float">
            <text:p>37.20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0.584543" calcext:value-type="float">
            <text:p>30.584543</text:p>
          </table:table-cell>
          <table:table-cell table:style-name="ce1" office:value-type="float" office:value="13.53" calcext:value-type="float">
            <text:p>13.53</text:p>
          </table:table-cell>
          <table:table-cell table:style-name="ce1" office:value-type="float" office:value="4.8731" calcext:value-type="float">
            <text:p>4.8731</text:p>
          </table:table-cell>
          <table:table-cell table:style-name="ce1" office:value-type="float" office:value="4.8287" calcext:value-type="float">
            <text:p>4.8287</text:p>
          </table:table-cell>
          <table:table-cell table:style-name="ce1" office:value-type="float" office:value="20.807" calcext:value-type="float">
            <text:p>20.807</text:p>
          </table:table-cell>
          <table:table-cell table:style-name="ce1" office:value-type="float" office:value="193.48" calcext:value-type="float">
            <text:p>193.48</text:p>
          </table:table-cell>
          <table:table-cell table:style-name="ce1" office:value-type="float" office:value="80.441" calcext:value-type="float">
            <text:p>80.44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32.06448" calcext:value-type="float">
            <text:p>32.06448</text:p>
          </table:table-cell>
          <table:table-cell table:style-name="ce1" office:value-type="float" office:value="13.173" calcext:value-type="float">
            <text:p>13.173</text:p>
          </table:table-cell>
          <table:table-cell table:style-name="ce1" office:value-type="float" office:value="4.9794" calcext:value-type="float">
            <text:p>4.9794</text:p>
          </table:table-cell>
          <table:table-cell table:style-name="ce1" office:value-type="float" office:value="4.7663" calcext:value-type="float">
            <text:p>4.7663</text:p>
          </table:table-cell>
          <table:table-cell table:style-name="ce1" office:value-type="float" office:value="20.198" calcext:value-type="float">
            <text:p>20.198</text:p>
          </table:table-cell>
          <table:table-cell table:style-name="ce1" office:value-type="float" office:value="214.44" calcext:value-type="float">
            <text:p>214.44</text:p>
          </table:table-cell>
          <table:table-cell office:value-type="float" office:value="55.631" calcext:value-type="float">
            <text:p>55.63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9.49888" calcext:value-type="float">
            <text:p>29.49888</text:p>
          </table:table-cell>
          <table:table-cell table:style-name="ce1" office:value-type="float" office:value="13.606" calcext:value-type="float">
            <text:p>13.606</text:p>
          </table:table-cell>
          <table:table-cell table:style-name="ce1" office:value-type="float" office:value="4.9703" calcext:value-type="float">
            <text:p>4.9703</text:p>
          </table:table-cell>
          <table:table-cell table:style-name="ce1" office:value-type="float" office:value="4.8458" calcext:value-type="float">
            <text:p>4.8458</text:p>
          </table:table-cell>
          <table:table-cell table:style-name="ce1" office:value-type="float" office:value="20.424" calcext:value-type="float">
            <text:p>20.424</text:p>
          </table:table-cell>
          <table:table-cell table:style-name="ce1" office:value-type="float" office:value="214.39" calcext:value-type="float">
            <text:p>214.39</text:p>
          </table:table-cell>
          <table:table-cell office:value-type="float" office:value="82.36" calcext:value-type="float">
            <text:p>82.36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31.464419" calcext:value-type="float">
            <text:p>31.464419</text:p>
          </table:table-cell>
          <table:table-cell table:style-name="ce3" table:formula="of:=AVERAGE([.C66:.C85])" office:value-type="float" office:value="13.4473" calcext:value-type="float">
            <text:p>13.4473</text:p>
          </table:table-cell>
          <table:table-cell table:style-name="ce3" table:formula="of:=AVERAGE([.D66:.D85])" office:value-type="float" office:value="4.97433" calcext:value-type="float">
            <text:p>4.97433</text:p>
          </table:table-cell>
          <table:table-cell table:style-name="ce3" table:formula="of:=AVERAGE([.E66:.E85])" office:value-type="float" office:value="4.79459" calcext:value-type="float">
            <text:p>4.79459</text:p>
          </table:table-cell>
          <table:table-cell table:style-name="ce3" table:formula="of:=AVERAGE([.F66:.F85])/1000" office:value-type="float" office:value="0.01939745" calcext:value-type="float">
            <text:p>0.01939745</text:p>
          </table:table-cell>
          <table:table-cell table:style-name="ce3" table:formula="of:=AVERAGE([.G66:.G85])/1000" office:value-type="float" office:value="0.189224" calcext:value-type="float">
            <text:p>0.189224</text:p>
          </table:table-cell>
          <table:table-cell table:style-name="ce3" table:formula="of:=AVERAGE([.H66:.H85])/1000" office:value-type="float" office:value="0.0671564" calcext:value-type="float">
            <text:p>0.067156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1.23825424656817" calcext:value-type="float">
            <text:p>1.2382542466</text:p>
          </table:table-cell>
          <table:table-cell table:style-name="ce3" table:formula="of:=STDEV([.C66:.C85])" office:value-type="float" office:value="0.291417064124869" calcext:value-type="float">
            <text:p>0.2914170641</text:p>
          </table:table-cell>
          <table:table-cell table:style-name="ce3" table:formula="of:=STDEV([.D66:.D85])" office:value-type="float" office:value="0.0515779542868952" calcext:value-type="float">
            <text:p>0.0515779543</text:p>
          </table:table-cell>
          <table:table-cell table:style-name="ce3" table:formula="of:=STDEV([.E66:.E85])" office:value-type="float" office:value="0.0646402831872379" calcext:value-type="float">
            <text:p>0.0646402832</text:p>
          </table:table-cell>
          <table:table-cell table:style-name="ce3" table:formula="of:=STDEV([.F66:.F85])/1000" office:value-type="float" office:value="0.00304394358954232" calcext:value-type="float">
            <text:p>0.0030439436</text:p>
          </table:table-cell>
          <table:table-cell table:style-name="ce3" table:formula="of:=STDEV([.G66:.G85])/1000" office:value-type="float" office:value="0.0276711956259288" calcext:value-type="float">
            <text:p>0.0276711956</text:p>
          </table:table-cell>
          <table:table-cell table:style-name="ce3" table:formula="of:=STDEV([.H66:.H85])/1000" office:value-type="float" office:value="0.0193230696411801" calcext:value-type="float">
            <text:p>0.019323069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3.93541112762378" calcext:value-type="float">
            <text:p>3.9354111276</text:p>
          </table:table-cell>
          <table:table-cell table:style-name="ce3" table:formula="of:=([.C88]/[.C87])*100" office:value-type="float" office:value="2.16710465390724" calcext:value-type="float">
            <text:p>2.1671046539</text:p>
          </table:table-cell>
          <table:table-cell table:style-name="ce3" table:formula="of:=([.D88]/[.D87])*100" office:value-type="float" office:value="1.03688244018582" calcext:value-type="float">
            <text:p>1.0368824402</text:p>
          </table:table-cell>
          <table:table-cell table:style-name="ce3" table:formula="of:=([.E88]/[.E87])*100" office:value-type="float" office:value="1.34819209123696" calcext:value-type="float">
            <text:p>1.3481920912</text:p>
          </table:table-cell>
          <table:table-cell table:style-name="ce3" table:formula="of:=([.F88]/[.F87])*100" office:value-type="float" office:value="15.6924935470504" calcext:value-type="float">
            <text:p>15.6924935471</text:p>
          </table:table-cell>
          <table:table-cell table:style-name="ce3" table:formula="of:=([.G88]/[.G87])*100" office:value-type="float" office:value="14.6235126759443" calcext:value-type="float">
            <text:p>14.6235126759</text:p>
          </table:table-cell>
          <table:table-cell table:style-name="ce3" table:formula="of:=([.H88]/[.H87])*100" office:value-type="float" office:value="28.7732362681443" calcext:value-type="float">
            <text:p>28.773236268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48.8170463277901" calcext:value-type="float">
            <text:p>48.8170463278</text:p>
          </table:table-cell>
          <table:table-cell table:style-name="ce4" table:formula="of:=((4*384)/([.C87]*10^(-3)))/1000" office:value-type="float" office:value="114.223673153719" calcext:value-type="float">
            <text:p>114.2236731537</text:p>
          </table:table-cell>
          <table:table-cell table:style-name="ce4" table:formula="of:=((4*384)/([.D87]*10^(-3)))/1000" office:value-type="float" office:value="308.78530374945" calcext:value-type="float">
            <text:p>308.7853037495</text:p>
          </table:table-cell>
          <table:table-cell table:style-name="ce4" table:formula="of:=((4*384)/([.E87]*10^(-3)))/1000" office:value-type="float" office:value="320.361073626733" calcext:value-type="float">
            <text:p>320.3610736267</text:p>
          </table:table-cell>
          <table:table-cell table:style-name="ce4" table:formula="of:=((4*384)/([.F87]*10^(-3)))/1000" office:value-type="float" office:value="79185.6661571495" calcext:value-type="float">
            <text:p>79185.6661571495</text:p>
          </table:table-cell>
          <table:table-cell table:style-name="ce4" table:formula="of:=((4*384)/([.G87]*10^(-3)))/1000" office:value-type="float" office:value="8117.36354796432" calcext:value-type="float">
            <text:p>8117.3635479643</text:p>
          </table:table-cell>
          <table:table-cell table:style-name="ce4" table:formula="of:=((4*384)/([.H87]*10^(-3)))/1000" office:value-type="float" office:value="22871.9824171635" calcext:value-type="float">
            <text:p>22871.982417163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87]+[.D87]+[.E87]" office:value-type="float" office:value="23.21622" calcext:value-type="float">
            <text:p>23.2162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29.490561" calcext:value-type="float">
            <text:p>29.490561</text:p>
          </table:table-cell>
          <table:table-cell table:style-name="Default" office:value-type="float" office:value="21.654" calcext:value-type="float">
            <text:p>21.654</text:p>
          </table:table-cell>
          <table:table-cell table:style-name="ce1" office:value-type="float" office:value="10.962" calcext:value-type="float">
            <text:p>10.962</text:p>
          </table:table-cell>
          <table:table-cell table:style-name="ce1" office:value-type="float" office:value="4.89" calcext:value-type="float">
            <text:p>4.89</text:p>
          </table:table-cell>
          <table:table-cell table:style-name="ce1" office:value-type="float" office:value="41.458" calcext:value-type="float">
            <text:p>41.458</text:p>
          </table:table-cell>
          <table:table-cell table:style-name="ce1" office:value-type="float" office:value="146.33" calcext:value-type="float">
            <text:p>146.33</text:p>
          </table:table-cell>
          <table:table-cell table:style-name="ce1" office:value-type="float" office:value="126.8" calcext:value-type="float">
            <text:p>126.8</text:p>
          </table:table-cell>
          <table:table-cell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4815" calcext:value-type="percentage">
            <text:p>48.15%</text:p>
          </table:table-cell>
          <table:table-cell table:style-name="ce12" office:value-type="percentage" office:value="0.0624" calcext:value-type="percentage">
            <text:p>6.2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30.796991" calcext:value-type="float">
            <text:p>30.796991</text:p>
          </table:table-cell>
          <table:table-cell table:style-name="ce1" office:value-type="float" office:value="22.726" calcext:value-type="float">
            <text:p>22.726</text:p>
          </table:table-cell>
          <table:table-cell table:style-name="ce1" office:value-type="float" office:value="10.335" calcext:value-type="float">
            <text:p>10.335</text:p>
          </table:table-cell>
          <table:table-cell table:style-name="ce1" office:value-type="float" office:value="4.9311" calcext:value-type="float">
            <text:p>4.9311</text:p>
          </table:table-cell>
          <table:table-cell table:style-name="ce1" office:value-type="float" office:value="43.694" calcext:value-type="float">
            <text:p>43.694</text:p>
          </table:table-cell>
          <table:table-cell table:style-name="ce1" office:value-type="float" office:value="135.75" calcext:value-type="float">
            <text:p>135.75</text:p>
          </table:table-cell>
          <table:table-cell table:style-name="ce1" office:value-type="float" office:value="126.24" calcext:value-type="float">
            <text:p>126.24</text:p>
          </table:table-cell>
          <table:table-cell/>
          <table:table-cell table:style-name="ce1" office:value-type="string" calcext:value-type="string">
            <text:p>C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4617" calcext:value-type="percentage">
            <text:p>46.17%</text:p>
          </table:table-cell>
          <table:table-cell table:style-name="ce6" office:value-type="percentage" office:value="0.1866" calcext:value-type="percentage">
            <text:p>18.66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32.689919" calcext:value-type="float">
            <text:p>32.689919</text:p>
          </table:table-cell>
          <table:table-cell table:style-name="ce1" office:value-type="float" office:value="20.014" calcext:value-type="float">
            <text:p>20.014</text:p>
          </table:table-cell>
          <table:table-cell table:style-name="ce1" office:value-type="float" office:value="9.294" calcext:value-type="float">
            <text:p>9.294</text:p>
          </table:table-cell>
          <table:table-cell table:style-name="ce1" office:value-type="float" office:value="4.9415" calcext:value-type="float">
            <text:p>4.9415</text:p>
          </table:table-cell>
          <table:table-cell table:style-name="ce1" office:value-type="float" office:value="39.534" calcext:value-type="float">
            <text:p>39.534</text:p>
          </table:table-cell>
          <table:table-cell table:style-name="ce1" office:value-type="float" office:value="183.21" calcext:value-type="float">
            <text:p>183.21</text:p>
          </table:table-cell>
          <table:table-cell table:style-name="ce1" office:value-type="float" office:value="40.463" calcext:value-type="float">
            <text:p>40.463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866" calcext:value-type="percentage">
            <text:p>88.66%</text:p>
          </table:table-cell>
          <table:table-cell table:style-name="ce12" office:value-type="percentage" office:value="0.0936" calcext:value-type="percentage">
            <text:p>9.36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33.884254" calcext:value-type="float">
            <text:p>33.884254</text:p>
          </table:table-cell>
          <table:table-cell table:style-name="ce1" office:value-type="float" office:value="20.977" calcext:value-type="float">
            <text:p>20.977</text:p>
          </table:table-cell>
          <table:table-cell table:style-name="ce1" office:value-type="float" office:value="10.444" calcext:value-type="float">
            <text:p>10.444</text:p>
          </table:table-cell>
          <table:table-cell table:style-name="ce1" office:value-type="float" office:value="4.9388" calcext:value-type="float">
            <text:p>4.9388</text:p>
          </table:table-cell>
          <table:table-cell table:style-name="ce1" office:value-type="float" office:value="39.342" calcext:value-type="float">
            <text:p>39.342</text:p>
          </table:table-cell>
          <table:table-cell table:style-name="ce1" office:value-type="float" office:value="136.12" calcext:value-type="float">
            <text:p>136.12</text:p>
          </table:table-cell>
          <table:table-cell table:style-name="ce1" office:value-type="float" office:value="126.73" calcext:value-type="float">
            <text:p>126.73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3.661152" calcext:value-type="float">
            <text:p>33.661152</text:p>
          </table:table-cell>
          <table:table-cell table:style-name="ce1" office:value-type="float" office:value="20.805" calcext:value-type="float">
            <text:p>20.805</text:p>
          </table:table-cell>
          <table:table-cell table:style-name="ce1" office:value-type="float" office:value="9.8795" calcext:value-type="float">
            <text:p>9.8795</text:p>
          </table:table-cell>
          <table:table-cell table:style-name="ce1" office:value-type="float" office:value="4.9166" calcext:value-type="float">
            <text:p>4.9166</text:p>
          </table:table-cell>
          <table:table-cell table:style-name="ce1" office:value-type="float" office:value="17.061" calcext:value-type="float">
            <text:p>17.061</text:p>
          </table:table-cell>
          <table:table-cell table:style-name="ce1" office:value-type="float" office:value="145.85" calcext:value-type="float">
            <text:p>145.85</text:p>
          </table:table-cell>
          <table:table-cell table:style-name="ce1" office:value-type="float" office:value="42.318" calcext:value-type="float">
            <text:p>42.31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1.93152" calcext:value-type="float">
            <text:p>31.93152</text:p>
          </table:table-cell>
          <table:table-cell table:style-name="ce1" office:value-type="float" office:value="21.805" calcext:value-type="float">
            <text:p>21.805</text:p>
          </table:table-cell>
          <table:table-cell table:style-name="ce1" office:value-type="float" office:value="11.26" calcext:value-type="float">
            <text:p>11.26</text:p>
          </table:table-cell>
          <table:table-cell table:style-name="ce1" office:value-type="float" office:value="4.9216" calcext:value-type="float">
            <text:p>4.9216</text:p>
          </table:table-cell>
          <table:table-cell table:style-name="ce1" office:value-type="float" office:value="39.344" calcext:value-type="float">
            <text:p>39.344</text:p>
          </table:table-cell>
          <table:table-cell table:style-name="ce1" office:value-type="float" office:value="182.82" calcext:value-type="float">
            <text:p>182.82</text:p>
          </table:table-cell>
          <table:table-cell table:style-name="ce1" office:value-type="float" office:value="129.71" calcext:value-type="float">
            <text:p>129.7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2.5984" calcext:value-type="float">
            <text:p>32.5984</text:p>
          </table:table-cell>
          <table:table-cell table:style-name="ce2" office:value-type="float" office:value="21.893" calcext:value-type="float">
            <text:p>21.893</text:p>
          </table:table-cell>
          <table:table-cell table:style-name="ce2" office:value-type="float" office:value="10.712" calcext:value-type="float">
            <text:p>10.712</text:p>
          </table:table-cell>
          <table:table-cell table:style-name="ce1" office:value-type="float" office:value="4.9537" calcext:value-type="float">
            <text:p>4.9537</text:p>
          </table:table-cell>
          <table:table-cell table:style-name="ce1" office:value-type="float" office:value="42.67" calcext:value-type="float">
            <text:p>42.67</text:p>
          </table:table-cell>
          <table:table-cell table:style-name="ce1" office:value-type="float" office:value="152.36" calcext:value-type="float">
            <text:p>152.36</text:p>
          </table:table-cell>
          <table:table-cell table:style-name="ce1" office:value-type="float" office:value="39.464" calcext:value-type="float">
            <text:p>39.46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1.743488" calcext:value-type="float">
            <text:p>31.743488</text:p>
          </table:table-cell>
          <table:table-cell table:style-name="ce1" office:value-type="float" office:value="21.499" calcext:value-type="float">
            <text:p>21.499</text:p>
          </table:table-cell>
          <table:table-cell table:style-name="ce1" office:value-type="float" office:value="11.293" calcext:value-type="float">
            <text:p>11.293</text:p>
          </table:table-cell>
          <table:table-cell table:style-name="ce1" office:value-type="float" office:value="4.973" calcext:value-type="float">
            <text:p>4.973</text:p>
          </table:table-cell>
          <table:table-cell table:style-name="ce1" office:value-type="float" office:value="40.206" calcext:value-type="float">
            <text:p>40.206</text:p>
          </table:table-cell>
          <table:table-cell table:style-name="ce1" office:value-type="float" office:value="183.97" calcext:value-type="float">
            <text:p>183.97</text:p>
          </table:table-cell>
          <table:table-cell table:style-name="ce1" office:value-type="float" office:value="38.194" calcext:value-type="float">
            <text:p>38.19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1.071552" calcext:value-type="float">
            <text:p>31.071552</text:p>
          </table:table-cell>
          <table:table-cell table:style-name="ce2" office:value-type="float" office:value="28.593" calcext:value-type="float">
            <text:p>28.593</text:p>
          </table:table-cell>
          <table:table-cell table:style-name="ce2" office:value-type="float" office:value="9.7987" calcext:value-type="float">
            <text:p>9.7987</text:p>
          </table:table-cell>
          <table:table-cell table:style-name="ce2" office:value-type="float" office:value="4.6975" calcext:value-type="float">
            <text:p>4.6975</text:p>
          </table:table-cell>
          <table:table-cell table:style-name="ce2" office:value-type="float" office:value="21.447" calcext:value-type="float">
            <text:p>21.447</text:p>
          </table:table-cell>
          <table:table-cell table:style-name="ce2" office:value-type="float" office:value="129.33" calcext:value-type="float">
            <text:p>129.33</text:p>
          </table:table-cell>
          <table:table-cell table:style-name="ce1" office:value-type="float" office:value="38.601" calcext:value-type="float">
            <text:p>38.60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2.524223" calcext:value-type="float">
            <text:p>32.524223</text:p>
          </table:table-cell>
          <table:table-cell table:style-name="ce2" office:value-type="float" office:value="22.465" calcext:value-type="float">
            <text:p>22.465</text:p>
          </table:table-cell>
          <table:table-cell table:style-name="ce2" office:value-type="float" office:value="10.279" calcext:value-type="float">
            <text:p>10.279</text:p>
          </table:table-cell>
          <table:table-cell table:style-name="ce2" office:value-type="float" office:value="4.6552" calcext:value-type="float">
            <text:p>4.6552</text:p>
          </table:table-cell>
          <table:table-cell table:style-name="ce2" office:value-type="float" office:value="42.446" calcext:value-type="float">
            <text:p>42.446</text:p>
          </table:table-cell>
          <table:table-cell table:style-name="ce2" office:value-type="float" office:value="160.06" calcext:value-type="float">
            <text:p>160.06</text:p>
          </table:table-cell>
          <table:table-cell table:style-name="ce1" office:value-type="float" office:value="112.34" calcext:value-type="float">
            <text:p>112.3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2.661919" calcext:value-type="float">
            <text:p>32.661919</text:p>
          </table:table-cell>
          <table:table-cell table:style-name="ce2" office:value-type="float" office:value="21.242" calcext:value-type="float">
            <text:p>21.242</text:p>
          </table:table-cell>
          <table:table-cell table:style-name="ce2" office:value-type="float" office:value="9.4227" calcext:value-type="float">
            <text:p>9.4227</text:p>
          </table:table-cell>
          <table:table-cell table:style-name="ce2" office:value-type="float" office:value="5.026" calcext:value-type="float">
            <text:p>5.026</text:p>
          </table:table-cell>
          <table:table-cell table:style-name="ce2" office:value-type="float" office:value="39.661" calcext:value-type="float">
            <text:p>39.661</text:p>
          </table:table-cell>
          <table:table-cell table:style-name="ce2" office:value-type="float" office:value="183.11" calcext:value-type="float">
            <text:p>183.11</text:p>
          </table:table-cell>
          <table:table-cell table:style-name="ce2" office:value-type="float" office:value="39.476" calcext:value-type="float">
            <text:p>39.47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3.816639" calcext:value-type="float">
            <text:p>33.816639</text:p>
          </table:table-cell>
          <table:table-cell table:style-name="ce2" office:value-type="float" office:value="22.008" calcext:value-type="float">
            <text:p>22.008</text:p>
          </table:table-cell>
          <table:table-cell table:style-name="ce2" office:value-type="float" office:value="10.674" calcext:value-type="float">
            <text:p>10.674</text:p>
          </table:table-cell>
          <table:table-cell table:style-name="ce2" office:value-type="float" office:value="4.829" calcext:value-type="float">
            <text:p>4.829</text:p>
          </table:table-cell>
          <table:table-cell table:style-name="ce2" office:value-type="float" office:value="40.173" calcext:value-type="float">
            <text:p>40.173</text:p>
          </table:table-cell>
          <table:table-cell table:style-name="ce2" office:value-type="float" office:value="155.48" calcext:value-type="float">
            <text:p>155.48</text:p>
          </table:table-cell>
          <table:table-cell table:style-name="ce2" office:value-type="float" office:value="143.77" calcext:value-type="float">
            <text:p>143.7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2.42992" calcext:value-type="float">
            <text:p>32.42992</text:p>
          </table:table-cell>
          <table:table-cell table:style-name="ce2" office:value-type="float" office:value="22.069" calcext:value-type="float">
            <text:p>22.069</text:p>
          </table:table-cell>
          <table:table-cell table:style-name="ce2" office:value-type="float" office:value="10.334" calcext:value-type="float">
            <text:p>10.334</text:p>
          </table:table-cell>
          <table:table-cell table:style-name="ce2" office:value-type="float" office:value="4.8477" calcext:value-type="float">
            <text:p>4.8477</text:p>
          </table:table-cell>
          <table:table-cell table:style-name="ce2" office:value-type="float" office:value="39.789" calcext:value-type="float">
            <text:p>39.789</text:p>
          </table:table-cell>
          <table:table-cell table:style-name="ce2" office:value-type="float" office:value="173.34" calcext:value-type="float">
            <text:p>173.34</text:p>
          </table:table-cell>
          <table:table-cell table:style-name="ce2" office:value-type="float" office:value="128.9" calcext:value-type="float">
            <text:p>128.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0.894239" calcext:value-type="float">
            <text:p>30.894239</text:p>
          </table:table-cell>
          <table:table-cell table:style-name="ce2" office:value-type="float" office:value="24.035" calcext:value-type="float">
            <text:p>24.035</text:p>
          </table:table-cell>
          <table:table-cell table:style-name="ce2" office:value-type="float" office:value="9.9992" calcext:value-type="float">
            <text:p>9.9992</text:p>
          </table:table-cell>
          <table:table-cell table:style-name="ce2" office:value-type="float" office:value="4.9438" calcext:value-type="float">
            <text:p>4.9438</text:p>
          </table:table-cell>
          <table:table-cell table:style-name="ce2" office:value-type="float" office:value="40.109" calcext:value-type="float">
            <text:p>40.109</text:p>
          </table:table-cell>
          <table:table-cell table:style-name="ce2" office:value-type="float" office:value="126.38" calcext:value-type="float">
            <text:p>126.38</text:p>
          </table:table-cell>
          <table:table-cell table:style-name="ce2" office:value-type="float" office:value="123.88" calcext:value-type="float">
            <text:p>123.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2.818016" calcext:value-type="float">
            <text:p>32.818016</text:p>
          </table:table-cell>
          <table:table-cell table:style-name="ce2" office:value-type="float" office:value="23.151" calcext:value-type="float">
            <text:p>23.151</text:p>
          </table:table-cell>
          <table:table-cell table:style-name="ce2" office:value-type="float" office:value="11.151" calcext:value-type="float">
            <text:p>11.151</text:p>
          </table:table-cell>
          <table:table-cell table:style-name="ce2" office:value-type="float" office:value="5.0077" calcext:value-type="float">
            <text:p>5.0077</text:p>
          </table:table-cell>
          <table:table-cell table:style-name="ce2" office:value-type="float" office:value="39.502" calcext:value-type="float">
            <text:p>39.502</text:p>
          </table:table-cell>
          <table:table-cell table:style-name="ce2" office:value-type="float" office:value="156.98" calcext:value-type="float">
            <text:p>156.98</text:p>
          </table:table-cell>
          <table:table-cell table:style-name="ce2" office:value-type="float" office:value="39.469" calcext:value-type="float">
            <text:p>39.46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0.91456" calcext:value-type="float">
            <text:p>30.91456</text:p>
          </table:table-cell>
          <table:table-cell table:style-name="ce1" office:value-type="float" office:value="22.378" calcext:value-type="float">
            <text:p>22.378</text:p>
          </table:table-cell>
          <table:table-cell table:style-name="ce1" office:value-type="float" office:value="11.264" calcext:value-type="float">
            <text:p>11.264</text:p>
          </table:table-cell>
          <table:table-cell table:style-name="ce1" office:value-type="float" office:value="4.8786" calcext:value-type="float">
            <text:p>4.8786</text:p>
          </table:table-cell>
          <table:table-cell table:style-name="ce1" office:value-type="float" office:value="39.501" calcext:value-type="float">
            <text:p>39.501</text:p>
          </table:table-cell>
          <table:table-cell table:style-name="ce1" office:value-type="float" office:value="161.76" calcext:value-type="float">
            <text:p>161.76</text:p>
          </table:table-cell>
          <table:table-cell table:style-name="ce2" office:value-type="float" office:value="116.97" calcext:value-type="float">
            <text:p>116.9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1.742176" calcext:value-type="float">
            <text:p>31.742176</text:p>
          </table:table-cell>
          <table:table-cell table:style-name="ce1" office:value-type="float" office:value="20.421" calcext:value-type="float">
            <text:p>20.421</text:p>
          </table:table-cell>
          <table:table-cell table:style-name="ce1" office:value-type="float" office:value="10.531" calcext:value-type="float">
            <text:p>10.531</text:p>
          </table:table-cell>
          <table:table-cell table:style-name="ce1" office:value-type="float" office:value="5.0197" calcext:value-type="float">
            <text:p>5.0197</text:p>
          </table:table-cell>
          <table:table-cell table:style-name="ce1" office:value-type="float" office:value="39.339" calcext:value-type="float">
            <text:p>39.339</text:p>
          </table:table-cell>
          <table:table-cell table:style-name="ce1" office:value-type="float" office:value="150.87" calcext:value-type="float">
            <text:p>150.87</text:p>
          </table:table-cell>
          <table:table-cell table:style-name="ce2" office:value-type="float" office:value="115.01" calcext:value-type="float">
            <text:p>115.0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2.569248" calcext:value-type="float">
            <text:p>32.569248</text:p>
          </table:table-cell>
          <table:table-cell table:style-name="ce1" office:value-type="float" office:value="29.293" calcext:value-type="float">
            <text:p>29.293</text:p>
          </table:table-cell>
          <table:table-cell table:style-name="ce1" office:value-type="float" office:value="10.604" calcext:value-type="float">
            <text:p>10.604</text:p>
          </table:table-cell>
          <table:table-cell table:style-name="ce1" office:value-type="float" office:value="4.8835" calcext:value-type="float">
            <text:p>4.8835</text:p>
          </table:table-cell>
          <table:table-cell table:style-name="ce1" office:value-type="float" office:value="39.117" calcext:value-type="float">
            <text:p>39.117</text:p>
          </table:table-cell>
          <table:table-cell table:style-name="ce1" office:value-type="float" office:value="157.94" calcext:value-type="float">
            <text:p>157.94</text:p>
          </table:table-cell>
          <table:table-cell table:style-name="ce1" office:value-type="float" office:value="40.59" calcext:value-type="float">
            <text:p>40.59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33.471519" calcext:value-type="float">
            <text:p>33.471519</text:p>
          </table:table-cell>
          <table:table-cell table:style-name="ce1" office:value-type="float" office:value="26.697" calcext:value-type="float">
            <text:p>26.697</text:p>
          </table:table-cell>
          <table:table-cell table:style-name="ce1" office:value-type="float" office:value="9.9358" calcext:value-type="float">
            <text:p>9.9358</text:p>
          </table:table-cell>
          <table:table-cell table:style-name="ce1" office:value-type="float" office:value="4.7862" calcext:value-type="float">
            <text:p>4.7862</text:p>
          </table:table-cell>
          <table:table-cell table:style-name="ce1" office:value-type="float" office:value="39.472" calcext:value-type="float">
            <text:p>39.472</text:p>
          </table:table-cell>
          <table:table-cell table:style-name="ce1" office:value-type="float" office:value="161.27" calcext:value-type="float">
            <text:p>161.27</text:p>
          </table:table-cell>
          <table:table-cell office:value-type="float" office:value="144.06" calcext:value-type="float">
            <text:p>144.0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3.93008" calcext:value-type="float">
            <text:p>33.93008</text:p>
          </table:table-cell>
          <table:table-cell table:style-name="ce1" office:value-type="float" office:value="23.763" calcext:value-type="float">
            <text:p>23.763</text:p>
          </table:table-cell>
          <table:table-cell table:style-name="ce1" office:value-type="float" office:value="11.207" calcext:value-type="float">
            <text:p>11.207</text:p>
          </table:table-cell>
          <table:table-cell table:style-name="ce1" office:value-type="float" office:value="4.8377" calcext:value-type="float">
            <text:p>4.8377</text:p>
          </table:table-cell>
          <table:table-cell table:style-name="ce1" office:value-type="float" office:value="33.1" calcext:value-type="float">
            <text:p>33.1</text:p>
          </table:table-cell>
          <table:table-cell table:style-name="ce1" office:value-type="float" office:value="125.75" calcext:value-type="float">
            <text:p>125.75</text:p>
          </table:table-cell>
          <table:table-cell office:value-type="float" office:value="121.55" calcext:value-type="float">
            <text:p>121.55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32.2820188" calcext:value-type="float">
            <text:p>32.2820188</text:p>
          </table:table-cell>
          <table:table-cell table:style-name="ce3" table:formula="of:=AVERAGE([.C96:.C115])" office:value-type="float" office:value="22.8744" calcext:value-type="float">
            <text:p>22.8744</text:p>
          </table:table-cell>
          <table:table-cell table:style-name="ce3" table:formula="of:=AVERAGE([.D96:.D115])" office:value-type="float" office:value="10.468995" calcext:value-type="float">
            <text:p>10.468995</text:p>
          </table:table-cell>
          <table:table-cell table:style-name="ce3" table:formula="of:=AVERAGE([.E96:.E115])/1000" office:value-type="float" office:value="0.004893945" calcext:value-type="float">
            <text:p>0.004893945</text:p>
          </table:table-cell>
          <table:table-cell table:style-name="ce3" table:formula="of:=AVERAGE([.F96:.F115])/1000" office:value-type="float" office:value="0.03784825" calcext:value-type="float">
            <text:p>0.03784825</text:p>
          </table:table-cell>
          <table:table-cell table:style-name="ce3" table:formula="of:=AVERAGE([.G96:.G115])/1000" office:value-type="float" office:value="0.155434" calcext:value-type="float">
            <text:p>0.155434</text:p>
          </table:table-cell>
          <table:table-cell table:style-name="ce3" table:formula="of:=AVERAGE([.H96:.H115])/1000" office:value-type="float" office:value="0.09172675" calcext:value-type="float">
            <text:p>0.0917267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1.20916069598081" calcext:value-type="float">
            <text:p>1.209160696</text:p>
          </table:table-cell>
          <table:table-cell table:style-name="ce3" table:formula="of:=STDEV([.C96:.C115])" office:value-type="float" office:value="2.54225087585578" calcext:value-type="float">
            <text:p>2.5422508759</text:p>
          </table:table-cell>
          <table:table-cell table:style-name="ce3" table:formula="of:=STDEV([.D96:.D115])" office:value-type="float" office:value="0.613992255630056" calcext:value-type="float">
            <text:p>0.6139922556</text:p>
          </table:table-cell>
          <table:table-cell table:style-name="ce3" table:formula="of:=STDEV([.E96:.E115])/1000" office:value-type="float" office:value="0.0000980090730225363" calcext:value-type="float">
            <text:p>9.80090730225363E-05</text:p>
          </table:table-cell>
          <table:table-cell table:style-name="ce3" table:formula="of:=STDEV([.F96:.F115])/1000" office:value-type="float" office:value="0.00671847698808842" calcext:value-type="float">
            <text:p>0.006718477</text:p>
          </table:table-cell>
          <table:table-cell table:style-name="ce3" table:formula="of:=STDEV([.G96:.G115])/1000" office:value-type="float" office:value="0.0190549580231277" calcext:value-type="float">
            <text:p>0.019054958</text:p>
          </table:table-cell>
          <table:table-cell table:style-name="ce3" table:formula="of:=STDEV([.H96:.H115])/1000" office:value-type="float" office:value="0.0441352821935312" calcext:value-type="float">
            <text:p>0.04413528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3.74561672698367" calcext:value-type="float">
            <text:p>3.745616727</text:p>
          </table:table-cell>
          <table:table-cell table:style-name="ce3" table:formula="of:=([.C118]/[.C117])*100" office:value-type="float" office:value="11.1139565446778" calcext:value-type="float">
            <text:p>11.1139565447</text:p>
          </table:table-cell>
          <table:table-cell table:style-name="ce3" table:formula="of:=([.D118]/[.D117])*100" office:value-type="float" office:value="5.86486339548405" calcext:value-type="float">
            <text:p>5.8648633955</text:p>
          </table:table-cell>
          <table:table-cell table:style-name="ce3" table:formula="of:=([.E118]/[.E117])*100" office:value-type="float" office:value="2.00265987914732" calcext:value-type="float">
            <text:p>2.0026598791</text:p>
          </table:table-cell>
          <table:table-cell table:style-name="ce3" table:formula="of:=([.F118]/[.F117])*100" office:value-type="float" office:value="17.7510901774545" calcext:value-type="float">
            <text:p>17.7510901775</text:p>
          </table:table-cell>
          <table:table-cell table:style-name="ce3" table:formula="of:=([.G118]/[.G117])*100" office:value-type="float" office:value="12.2591955576822" calcext:value-type="float">
            <text:p>12.2591955577</text:p>
          </table:table-cell>
          <table:table-cell table:style-name="ce3" table:formula="of:=([.H118]/[.H117])*100" office:value-type="float" office:value="48.116042695867" calcext:value-type="float">
            <text:p>48.116042695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59.4758342684566" calcext:value-type="float">
            <text:p>59.4758342685</text:p>
          </table:table-cell>
          <table:table-cell table:style-name="ce4" table:formula="of:=((5*310)/([.C117]*10^(-3)))/1000" office:value-type="float" office:value="67.7613401881579" calcext:value-type="float">
            <text:p>67.7613401882</text:p>
          </table:table-cell>
          <table:table-cell table:style-name="ce4" table:formula="of:=((5*310)/([.D117]*10^(-3)))/1000" office:value-type="float" office:value="148.056236534643" calcext:value-type="float">
            <text:p>148.0562365346</text:p>
          </table:table-cell>
          <table:table-cell table:style-name="ce4" table:formula="of:=((5*310)/([.E117]*10^(-3)))/1000" office:value-type="float" office:value="316717.90345008" calcext:value-type="float">
            <text:p>316717.90345008</text:p>
          </table:table-cell>
          <table:table-cell table:style-name="ce4" table:formula="of:=((5*310)/([.F117]*10^(-3)))/1000" office:value-type="float" office:value="40953.0163217586" calcext:value-type="float">
            <text:p>40953.0163217586</text:p>
          </table:table-cell>
          <table:table-cell table:style-name="ce4" table:formula="of:=((5*310)/([.G117]*10^(-3)))/1000" office:value-type="float" office:value="9972.07818109294" calcext:value-type="float">
            <text:p>9972.078181093</text:p>
          </table:table-cell>
          <table:table-cell table:style-name="ce4" table:formula="of:=((5*310)/([.H117]*10^(-3)))/1000" office:value-type="float" office:value="16898.0150283314" calcext:value-type="float">
            <text:p>16898.015028331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117]+[.D117]+[.E117]" office:value-type="float" office:value="33.348288945" calcext:value-type="float">
            <text:p>33.34828894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2.83pt" svg:y="314.59pt">
            <loext:p draw:notify-on-update-of-ranges="Sheet2.A1:Sheet2.A20 Sheet2.B1:Sheet2.B20 Sheet2.C1:Sheet2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29.490561" calcext:value-type="float">
            <text:p>29.490561</text:p>
          </table:table-cell>
          <table:table-cell office:value-type="float" office:value="32.591679" calcext:value-type="float">
            <text:p>32.591679</text:p>
          </table:table-cell>
          <table:table-cell office:value-type="float" office:value="52.650944" calcext:value-type="float">
            <text:p>52.650944</text:p>
          </table:table-cell>
          <table:table-cell table:formula="of:=MIN([.A1:.C1])" office:value-type="float" office:value="29.490561" calcext:value-type="float">
            <text:p>29.490561</text:p>
          </table:table-cell>
        </table:table-row>
        <table:table-row table:style-name="ro1">
          <table:table-cell office:value-type="float" office:value="44.622814" calcext:value-type="float">
            <text:p>44.622814</text:p>
          </table:table-cell>
          <table:table-cell office:value-type="float" office:value="32.606079" calcext:value-type="float">
            <text:p>32.606079</text:p>
          </table:table-cell>
          <table:table-cell office:value-type="float" office:value="30.796991" calcext:value-type="float">
            <text:p>30.796991</text:p>
          </table:table-cell>
          <table:table-cell table:formula="of:=MIN([.A2:.C2])" office:value-type="float" office:value="30.796991" calcext:value-type="float">
            <text:p>30.796991</text:p>
          </table:table-cell>
        </table:table-row>
        <table:table-row table:style-name="ro1">
          <table:table-cell office:value-type="float" office:value="42.912254" calcext:value-type="float">
            <text:p>42.912254</text:p>
          </table:table-cell>
          <table:table-cell office:value-type="float" office:value="32.689919" calcext:value-type="float">
            <text:p>32.689919</text:p>
          </table:table-cell>
          <table:table-cell office:value-type="float" office:value="38.67728" calcext:value-type="float">
            <text:p>38.67728</text:p>
          </table:table-cell>
          <table:table-cell table:formula="of:=MIN([.A3:.C3])" office:value-type="float" office:value="32.689919" calcext:value-type="float">
            <text:p>32.689919</text:p>
          </table:table-cell>
        </table:table-row>
        <table:table-row table:style-name="ro1">
          <table:table-cell office:value-type="float" office:value="33.884254" calcext:value-type="float">
            <text:p>33.884254</text:p>
          </table:table-cell>
          <table:table-cell office:value-type="float" office:value="38.715519" calcext:value-type="float">
            <text:p>38.715519</text:p>
          </table:table-cell>
          <table:table-cell office:value-type="float" office:value="34.258846" calcext:value-type="float">
            <text:p>34.258846</text:p>
          </table:table-cell>
          <table:table-cell table:formula="of:=MIN([.A4:.C4])" office:value-type="float" office:value="33.884254" calcext:value-type="float">
            <text:p>33.884254</text:p>
          </table:table-cell>
        </table:table-row>
        <table:table-row table:style-name="ro1">
          <table:table-cell office:value-type="float" office:value="38.722561" calcext:value-type="float">
            <text:p>38.722561</text:p>
          </table:table-cell>
          <table:table-cell office:value-type="float" office:value="34.454079" calcext:value-type="float">
            <text:p>34.454079</text:p>
          </table:table-cell>
          <table:table-cell office:value-type="float" office:value="33.661152" calcext:value-type="float">
            <text:p>33.661152</text:p>
          </table:table-cell>
          <table:table-cell table:formula="of:=MIN([.A5:.C5])" office:value-type="float" office:value="33.661152" calcext:value-type="float">
            <text:p>33.661152</text:p>
          </table:table-cell>
        </table:table-row>
        <table:table-row table:style-name="ro1">
          <table:table-cell office:value-type="float" office:value="31.93152" calcext:value-type="float">
            <text:p>31.93152</text:p>
          </table:table-cell>
          <table:table-cell office:value-type="float" office:value="33.394402" calcext:value-type="float">
            <text:p>33.394402</text:p>
          </table:table-cell>
          <table:table-cell office:value-type="float" office:value="35.22448" calcext:value-type="float">
            <text:p>35.22448</text:p>
          </table:table-cell>
          <table:table-cell table:formula="of:=MIN([.A6:.C6])" office:value-type="float" office:value="31.93152" calcext:value-type="float">
            <text:p>31.93152</text:p>
          </table:table-cell>
        </table:table-row>
        <table:table-row table:style-name="ro1">
          <table:table-cell office:value-type="float" office:value="34.58112" calcext:value-type="float">
            <text:p>34.58112</text:p>
          </table:table-cell>
          <table:table-cell office:value-type="float" office:value="32.5984" calcext:value-type="float">
            <text:p>32.5984</text:p>
          </table:table-cell>
          <table:table-cell office:value-type="float" office:value="34.152576" calcext:value-type="float">
            <text:p>34.152576</text:p>
          </table:table-cell>
          <table:table-cell table:formula="of:=MIN([.A7:.C7])" office:value-type="float" office:value="32.5984" calcext:value-type="float">
            <text:p>32.5984</text:p>
          </table:table-cell>
        </table:table-row>
        <table:table-row table:style-name="ro1">
          <table:table-cell office:value-type="float" office:value="31.743488" calcext:value-type="float">
            <text:p>31.743488</text:p>
          </table:table-cell>
          <table:table-cell office:value-type="float" office:value="34.2952" calcext:value-type="float">
            <text:p>34.2952</text:p>
          </table:table-cell>
          <table:table-cell office:value-type="float" office:value="34.170208" calcext:value-type="float">
            <text:p>34.170208</text:p>
          </table:table-cell>
          <table:table-cell table:formula="of:=MIN([.A8:.C8])" office:value-type="float" office:value="31.743488" calcext:value-type="float">
            <text:p>31.743488</text:p>
          </table:table-cell>
        </table:table-row>
        <table:table-row table:style-name="ro1">
          <table:table-cell office:value-type="float" office:value="31.071552" calcext:value-type="float">
            <text:p>31.071552</text:p>
          </table:table-cell>
          <table:table-cell office:value-type="float" office:value="33.022881" calcext:value-type="float">
            <text:p>33.022881</text:p>
          </table:table-cell>
          <table:table-cell office:value-type="float" office:value="31.825855" calcext:value-type="float">
            <text:p>31.825855</text:p>
          </table:table-cell>
          <table:table-cell table:formula="of:=MIN([.A9:.C9])" office:value-type="float" office:value="31.071552" calcext:value-type="float">
            <text:p>31.071552</text:p>
          </table:table-cell>
        </table:table-row>
        <table:table-row table:style-name="ro1">
          <table:table-cell office:value-type="float" office:value="38.521759" calcext:value-type="float">
            <text:p>38.521759</text:p>
          </table:table-cell>
          <table:table-cell office:value-type="float" office:value="34.217442" calcext:value-type="float">
            <text:p>34.217442</text:p>
          </table:table-cell>
          <table:table-cell office:value-type="float" office:value="32.524223" calcext:value-type="float">
            <text:p>32.524223</text:p>
          </table:table-cell>
          <table:table-cell table:formula="of:=MIN([.A10:.C10])" office:value-type="float" office:value="32.524223" calcext:value-type="float">
            <text:p>32.524223</text:p>
          </table:table-cell>
        </table:table-row>
        <table:table-row table:style-name="ro1">
          <table:table-cell office:value-type="float" office:value="32.661919" calcext:value-type="float">
            <text:p>32.661919</text:p>
          </table:table-cell>
          <table:table-cell office:value-type="float" office:value="40.619202" calcext:value-type="float">
            <text:p>40.619202</text:p>
          </table:table-cell>
          <table:table-cell office:value-type="float" office:value="39.040161" calcext:value-type="float">
            <text:p>39.040161</text:p>
          </table:table-cell>
          <table:table-cell table:formula="of:=MIN([.A11:.C11])" office:value-type="float" office:value="32.661919" calcext:value-type="float">
            <text:p>32.661919</text:p>
          </table:table-cell>
        </table:table-row>
        <table:table-row table:style-name="ro1">
          <table:table-cell office:value-type="float" office:value="36.425598" calcext:value-type="float">
            <text:p>36.425598</text:p>
          </table:table-cell>
          <table:table-cell office:value-type="float" office:value="41.978271" calcext:value-type="float">
            <text:p>41.978271</text:p>
          </table:table-cell>
          <table:table-cell office:value-type="float" office:value="33.816639" calcext:value-type="float">
            <text:p>33.816639</text:p>
          </table:table-cell>
          <table:table-cell table:formula="of:=MIN([.A12:.C12])" office:value-type="float" office:value="33.816639" calcext:value-type="float">
            <text:p>33.816639</text:p>
          </table:table-cell>
        </table:table-row>
        <table:table-row table:style-name="ro1">
          <table:table-cell office:value-type="float" office:value="32.42992" calcext:value-type="float">
            <text:p>32.42992</text:p>
          </table:table-cell>
          <table:table-cell office:value-type="float" office:value="34.043873" calcext:value-type="float">
            <text:p>34.043873</text:p>
          </table:table-cell>
          <table:table-cell office:value-type="float" office:value="37.814495" calcext:value-type="float">
            <text:p>37.814495</text:p>
          </table:table-cell>
          <table:table-cell table:formula="of:=MIN([.A13:.C13])" office:value-type="float" office:value="32.42992" calcext:value-type="float">
            <text:p>32.42992</text:p>
          </table:table-cell>
        </table:table-row>
        <table:table-row table:style-name="ro1">
          <table:table-cell office:value-type="float" office:value="35.105122" calcext:value-type="float">
            <text:p>35.105122</text:p>
          </table:table-cell>
          <table:table-cell office:value-type="float" office:value="36.463009" calcext:value-type="float">
            <text:p>36.463009</text:p>
          </table:table-cell>
          <table:table-cell office:value-type="float" office:value="30.894239" calcext:value-type="float">
            <text:p>30.894239</text:p>
          </table:table-cell>
          <table:table-cell table:formula="of:=MIN([.A14:.C14])" office:value-type="float" office:value="30.894239" calcext:value-type="float">
            <text:p>30.894239</text:p>
          </table:table-cell>
        </table:table-row>
        <table:table-row table:style-name="ro1">
          <table:table-cell office:value-type="float" office:value="35.514561" calcext:value-type="float">
            <text:p>35.514561</text:p>
          </table:table-cell>
          <table:table-cell office:value-type="float" office:value="35.819839" calcext:value-type="float">
            <text:p>35.819839</text:p>
          </table:table-cell>
          <table:table-cell office:value-type="float" office:value="32.818016" calcext:value-type="float">
            <text:p>32.818016</text:p>
          </table:table-cell>
          <table:table-cell table:formula="of:=MIN([.A15:.C15])" office:value-type="float" office:value="32.818016" calcext:value-type="float">
            <text:p>32.818016</text:p>
          </table:table-cell>
        </table:table-row>
        <table:table-row table:style-name="ro1">
          <table:table-cell office:value-type="float" office:value="30.91456" calcext:value-type="float">
            <text:p>30.91456</text:p>
          </table:table-cell>
          <table:table-cell office:value-type="float" office:value="31.72624" calcext:value-type="float">
            <text:p>31.72624</text:p>
          </table:table-cell>
          <table:table-cell office:value-type="float" office:value="32.097919" calcext:value-type="float">
            <text:p>32.097919</text:p>
          </table:table-cell>
          <table:table-cell table:formula="of:=MIN([.A16:.C16])" office:value-type="float" office:value="30.91456" calcext:value-type="float">
            <text:p>30.91456</text:p>
          </table:table-cell>
        </table:table-row>
        <table:table-row table:style-name="ro1">
          <table:table-cell office:value-type="float" office:value="33.020962" calcext:value-type="float">
            <text:p>33.020962</text:p>
          </table:table-cell>
          <table:table-cell office:value-type="float" office:value="31.9576" calcext:value-type="float">
            <text:p>31.9576</text:p>
          </table:table-cell>
          <table:table-cell office:value-type="float" office:value="31.742176" calcext:value-type="float">
            <text:p>31.742176</text:p>
          </table:table-cell>
          <table:table-cell table:formula="of:=MIN([.A17:.C17])" office:value-type="float" office:value="31.742176" calcext:value-type="float">
            <text:p>31.742176</text:p>
          </table:table-cell>
        </table:table-row>
        <table:table-row table:style-name="ro1">
          <table:table-cell office:value-type="float" office:value="32.569248" calcext:value-type="float">
            <text:p>32.569248</text:p>
          </table:table-cell>
          <table:table-cell office:value-type="float" office:value="36.629887" calcext:value-type="float">
            <text:p>36.629887</text:p>
          </table:table-cell>
          <table:table-cell office:value-type="float" office:value="35.644161" calcext:value-type="float">
            <text:p>35.644161</text:p>
          </table:table-cell>
          <table:table-cell table:formula="of:=MIN([.A18:.C18])" office:value-type="float" office:value="32.569248" calcext:value-type="float">
            <text:p>32.569248</text:p>
          </table:table-cell>
        </table:table-row>
        <table:table-row table:style-name="ro1">
          <table:table-cell office:value-type="float" office:value="33.471519" calcext:value-type="float">
            <text:p>33.471519</text:p>
          </table:table-cell>
          <table:table-cell office:value-type="float" office:value="38.334591" calcext:value-type="float">
            <text:p>38.334591</text:p>
          </table:table-cell>
          <table:table-cell office:value-type="float" office:value="35.82832" calcext:value-type="float">
            <text:p>35.82832</text:p>
          </table:table-cell>
          <table:table-cell table:formula="of:=MIN([.A19:.C19])" office:value-type="float" office:value="33.471519" calcext:value-type="float">
            <text:p>33.471519</text:p>
          </table:table-cell>
        </table:table-row>
        <table:table-row table:style-name="ro1">
          <table:table-cell office:value-type="float" office:value="35.911678" calcext:value-type="float">
            <text:p>35.911678</text:p>
          </table:table-cell>
          <table:table-cell office:value-type="float" office:value="33.93008" calcext:value-type="float">
            <text:p>33.93008</text:p>
          </table:table-cell>
          <table:table-cell office:value-type="float" office:value="34.851585" calcext:value-type="float">
            <text:p>34.851585</text:p>
          </table:table-cell>
          <table:table-cell table:formula="of:=MIN([.A20:.C20])" office:value-type="float" office:value="33.93008" calcext:value-type="float">
            <text:p>33.93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00/00/0000</text:date>, <text:time style:data-style-name="N2" text:time-value="15:20:05.489889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8T23:28:43.781589721</dc:date>
    <meta:editing-duration>P1DT6H24M7S</meta:editing-duration>
    <meta:editing-cycles>27</meta:editing-cycles>
    <meta:generator>LibreOffice/5.1.6.2$Linux_AARCH64 LibreOffice_project/10m0$Build-2</meta:generator>
    <meta:document-statistic meta:table-count="2" meta:cell-count="8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490561">
                <text:p>29.490561</text:p>
                <draw:g>
                  <svg:desc>Sheet2.A1:Sheet2.A20</svg:desc>
                </draw:g>
              </table:table-cell>
              <table:table-cell office:value-type="float" office:value="32.591679">
                <text:p>32.591679</text:p>
                <draw:g>
                  <svg:desc>Sheet2.B1:Sheet2.B20</svg:desc>
                </draw:g>
              </table:table-cell>
              <table:table-cell office:value-type="float" office:value="52.650944">
                <text:p>52.650944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622814">
                <text:p>44.622814</text:p>
              </table:table-cell>
              <table:table-cell office:value-type="float" office:value="32.606079">
                <text:p>32.606079</text:p>
              </table:table-cell>
              <table:table-cell office:value-type="float" office:value="30.796991">
                <text:p>30.796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912254">
                <text:p>42.912254</text:p>
              </table:table-cell>
              <table:table-cell office:value-type="float" office:value="32.689919">
                <text:p>32.689919</text:p>
              </table:table-cell>
              <table:table-cell office:value-type="float" office:value="38.67728">
                <text:p>38.67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884254">
                <text:p>33.884254</text:p>
              </table:table-cell>
              <table:table-cell office:value-type="float" office:value="38.715519">
                <text:p>38.715519</text:p>
              </table:table-cell>
              <table:table-cell office:value-type="float" office:value="34.258846">
                <text:p>34.258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722561">
                <text:p>38.722561</text:p>
              </table:table-cell>
              <table:table-cell office:value-type="float" office:value="34.454079">
                <text:p>34.454079</text:p>
              </table:table-cell>
              <table:table-cell office:value-type="float" office:value="33.661152">
                <text:p>33.661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3152">
                <text:p>31.93152</text:p>
              </table:table-cell>
              <table:table-cell office:value-type="float" office:value="33.394402">
                <text:p>33.394402</text:p>
              </table:table-cell>
              <table:table-cell office:value-type="float" office:value="35.22448">
                <text:p>35.22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58112">
                <text:p>34.58112</text:p>
              </table:table-cell>
              <table:table-cell office:value-type="float" office:value="32.5984">
                <text:p>32.5984</text:p>
              </table:table-cell>
              <table:table-cell office:value-type="float" office:value="34.152576">
                <text:p>34.152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743488">
                <text:p>31.743488</text:p>
              </table:table-cell>
              <table:table-cell office:value-type="float" office:value="34.2952">
                <text:p>34.2952</text:p>
              </table:table-cell>
              <table:table-cell office:value-type="float" office:value="34.170208">
                <text:p>34.170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071552">
                <text:p>31.071552</text:p>
              </table:table-cell>
              <table:table-cell office:value-type="float" office:value="33.022881">
                <text:p>33.022881</text:p>
              </table:table-cell>
              <table:table-cell office:value-type="float" office:value="31.825855">
                <text:p>31.825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521759">
                <text:p>38.521759</text:p>
              </table:table-cell>
              <table:table-cell office:value-type="float" office:value="34.217442">
                <text:p>34.217442</text:p>
              </table:table-cell>
              <table:table-cell office:value-type="float" office:value="32.524223">
                <text:p>32.524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661919">
                <text:p>32.661919</text:p>
              </table:table-cell>
              <table:table-cell office:value-type="float" office:value="40.619202">
                <text:p>40.619202</text:p>
              </table:table-cell>
              <table:table-cell office:value-type="float" office:value="39.040161">
                <text:p>39.040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425598">
                <text:p>36.425598</text:p>
              </table:table-cell>
              <table:table-cell office:value-type="float" office:value="41.978271">
                <text:p>41.978271</text:p>
              </table:table-cell>
              <table:table-cell office:value-type="float" office:value="33.816639">
                <text:p>33.816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42992">
                <text:p>32.42992</text:p>
              </table:table-cell>
              <table:table-cell office:value-type="float" office:value="34.043873">
                <text:p>34.043873</text:p>
              </table:table-cell>
              <table:table-cell office:value-type="float" office:value="37.814495">
                <text:p>37.814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105122">
                <text:p>35.105122</text:p>
              </table:table-cell>
              <table:table-cell office:value-type="float" office:value="36.463009">
                <text:p>36.463009</text:p>
              </table:table-cell>
              <table:table-cell office:value-type="float" office:value="30.894239">
                <text:p>30.894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514561">
                <text:p>35.514561</text:p>
              </table:table-cell>
              <table:table-cell office:value-type="float" office:value="35.819839">
                <text:p>35.819839</text:p>
              </table:table-cell>
              <table:table-cell office:value-type="float" office:value="32.818016">
                <text:p>32.818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91456">
                <text:p>30.91456</text:p>
              </table:table-cell>
              <table:table-cell office:value-type="float" office:value="31.72624">
                <text:p>31.72624</text:p>
              </table:table-cell>
              <table:table-cell office:value-type="float" office:value="32.097919">
                <text:p>32.0979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020962">
                <text:p>33.020962</text:p>
              </table:table-cell>
              <table:table-cell office:value-type="float" office:value="31.9576">
                <text:p>31.9576</text:p>
              </table:table-cell>
              <table:table-cell office:value-type="float" office:value="31.742176">
                <text:p>31.742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569248">
                <text:p>32.569248</text:p>
              </table:table-cell>
              <table:table-cell office:value-type="float" office:value="36.629887">
                <text:p>36.629887</text:p>
              </table:table-cell>
              <table:table-cell office:value-type="float" office:value="35.644161">
                <text:p>35.644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.471519">
                <text:p>33.471519</text:p>
              </table:table-cell>
              <table:table-cell office:value-type="float" office:value="38.334591">
                <text:p>38.334591</text:p>
              </table:table-cell>
              <table:table-cell office:value-type="float" office:value="35.82832">
                <text:p>35.82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.911678">
                <text:p>35.911678</text:p>
              </table:table-cell>
              <table:table-cell office:value-type="float" office:value="33.93008">
                <text:p>33.93008</text:p>
              </table:table-cell>
              <table:table-cell office:value-type="float" office:value="34.851585">
                <text:p>34.851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